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9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0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Table1" table:style-name="ta1">
        <table:table-column table:style-name="co1" table:default-cell-style-name="Default"/>
        <table:table-column table:style-name="co2" table:number-columns-repeated="25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table:number-columns-repeated="31"/>
        </table:table-row>
        <table:table-row table:style-name="ro2">
          <table:table-cell office:value-type="string" calcext:value-type="string">
            <text:p>pMovim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APELLIDO</text:p>
          </table:table-cell>
          <table:table-cell office:value-type="string" calcext:value-type="string">
            <text:p>NRO_PATENTE</text:p>
          </table:table-cell>
          <table:table-cell office:value-type="string" calcext:value-type="string">
            <text:p>FECHA_EMISION</text:p>
          </table:table-cell>
          <table:table-cell office:value-type="string" calcext:value-type="string">
            <text:p>año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fecha_inicio_vig</text:p>
          </table:table-cell>
          <table:table-cell office:value-type="string" calcext:value-type="string">
            <text:p>CODENDOSO</text:p>
          </table:table-cell>
          <table:table-cell office:value-type="string" calcext:value-type="string">
            <text:p>DESC_ENDOSO</text:p>
          </table:table-cell>
          <table:table-cell office:value-type="string" calcext:value-type="string">
            <text:p>PORCENT_DESCUENTO</text:p>
          </table:table-cell>
          <table:table-cell office:value-type="string" calcext:value-type="string">
            <text:p>sumaaseg</text:p>
          </table:table-cell>
          <table:table-cell office:value-type="string" calcext:value-type="string">
            <text:p>prima</text:p>
          </table:table-cell>
          <table:table-cell office:value-type="string" calcext:value-type="string">
            <text:p>derechoemi</text:p>
          </table:table-cell>
          <table:table-cell office:value-type="string" calcext:value-type="string">
            <text:p>ingbrutos</text:p>
          </table:table-cell>
          <table:table-cell office:value-type="string" calcext:value-type="string">
            <text:p>impsellados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impvarios</text:p>
          </table:table-cell>
          <table:table-cell office:value-type="string" calcext:value-type="string">
            <text:p>impinternos</text:p>
          </table:table-cell>
          <table:table-cell office:value-type="string" calcext:value-type="string">
            <text:p>tasasuper</text:p>
          </table:table-cell>
          <table:table-cell office:value-type="string" calcext:value-type="string">
            <text:p>servsoc</text:p>
          </table:table-cell>
          <table:table-cell office:value-type="string" calcext:value-type="string">
            <text:p>suma_imp</text:p>
          </table:table-cell>
          <table:table-cell office:value-type="string" calcext:value-type="string">
            <text:p>porc_imp</text:p>
          </table:table-cell>
          <table:table-cell office:value-type="string" calcext:value-type="string">
            <text:p>premioCalc</text:p>
          </table:table-cell>
          <table:table-cell office:value-type="string" calcext:value-type="string">
            <text:p>premio</text:p>
          </table:table-cell>
          <table:table-cell office:value-type="string" calcext:value-type="string">
            <text:p>primaTecnica</text:p>
          </table:table-cell>
          <table:table-cell office:value-type="string" calcext:value-type="string">
            <text:p>primaTecnicaSinDesc</text:p>
          </table:table-cell>
          <table:table-cell office:value-type="string" calcext:value-type="string">
            <text:p>primaSinDesc</text:p>
          </table:table-cell>
          <table:table-cell office:value-type="string" calcext:value-type="string">
            <text:p>premioSinDesc</text:p>
          </table:table-cell>
          <table:table-cell office:value-type="string" calcext:value-type="string">
            <text:p>ahorro</text:p>
          </table:table-cell>
          <table:table-cell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LUCIANO</text:p>
          </table:table-cell>
          <table:table-cell office:value-type="string" calcext:value-type="string">
            <text:p>CASSIN</text:p>
          </table:table-cell>
          <table:table-cell office:value-type="string" calcext:value-type="string">
            <text:p>AA467BP</text:p>
          </table:table-cell>
          <table:table-cell office:value-type="string" calcext:value-type="string">
            <text:p>2017-11-09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2017-11-01</text:p>
          </table:table-cell>
          <table:table-cell office:value-type="string" calcext:value-type="string">
            <text:p>9900</text:p>
          </table:table-cell>
          <table:table-cell office:value-type="string" calcext:value-type="string">
            <text:p>Prorroga</text:p>
          </table:table-cell>
          <table:table-cell office:value-type="float" office:value="14" calcext:value-type="float">
            <text:p>14</text:p>
          </table:table-cell>
          <table:table-cell office:value-type="float" office:value="540600" calcext:value-type="float">
            <text:p>540600</text:p>
          </table:table-cell>
          <table:table-cell office:value-type="float" office:value="2383" calcext:value-type="float">
            <text:p>23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52" calcext:value-type="float">
            <text:p>552</text:p>
          </table:table-cell>
          <table:table-cell office:value-type="float" office:value="0.231641" calcext:value-type="float">
            <text:p>0,231641</text:p>
          </table:table-cell>
          <table:table-cell table:number-columns-repeated="2" office:value-type="float" office:value="2935" calcext:value-type="float">
            <text:p>2935</text:p>
          </table:table-cell>
          <table:table-cell office:value-type="float" office:value="1894.66" calcext:value-type="float">
            <text:p>1894,66</text:p>
          </table:table-cell>
          <table:table-cell office:value-type="float" office:value="2203.0879076064" calcext:value-type="float">
            <text:p>2203,0879076064</text:p>
          </table:table-cell>
          <table:table-cell office:value-type="float" office:value="2774.26460450277" calcext:value-type="float">
            <text:p>2774,2646045028</text:p>
          </table:table-cell>
          <table:table-cell office:value-type="float" office:value="3416.89744616686" calcext:value-type="float">
            <text:p>3416,8974461669</text:p>
          </table:table-cell>
          <table:table-cell office:value-type="float" office:value="478" calcext:value-type="float">
            <text:p>478</text:p>
          </table:table-cell>
          <table:table-cell/>
        </table:table-row>
        <table:table-row table:style-name="ro1">
          <table:table-cell table:number-columns-repeated="26"/>
          <table:table-cell table:formula="of:=ROUND([.AA3])" office:value-type="float" office:value="2203" calcext:value-type="float">
            <text:p>2203</text:p>
          </table:table-cell>
          <table:table-cell table:formula="of:=ROUND([.AA4]*1.23250368+47.83)" office:value-type="float" office:value="2763" calcext:value-type="float">
            <text:p>2763</text:p>
          </table:table-cell>
          <table:table-cell table:formula="of:=ROUND([.AB4]*(1+2.22/100))" office:value-type="float" office:value="2824" calcext:value-type="float">
            <text:p>2824</text:p>
          </table:table-cell>
          <table:table-cell table:formula="of:=ROUND([.AC4]*1.21)" office:value-type="float" office:value="3417" calcext:value-type="float">
            <text:p>3417</text:p>
          </table:table-cell>
          <table:table-cell table:formula="of:=[.AD4]-3411" office:value-type="float" office:value="6" calcext:value-type="float">
            <text:p>6</text:p>
          </table:table-cell>
        </table:table-row>
        <table:table-row table:style-name="ro1">
          <table:table-cell table:number-columns-repeated="25"/>
          <table:table-cell office:value-type="float" office:value="0" calcext:value-type="float">
            <text:p>0</text:p>
          </table:table-cell>
          <table:table-cell table:formula="of:=ROUND([.AA3];2)+[.Z5]" office:value-type="float" office:value="2203.09" calcext:value-type="float">
            <text:p>2203,09</text:p>
          </table:table-cell>
          <table:table-cell table:formula="of:=[.AA5]*1.23250368+47.83" office:value-type="float" office:value="2763.1465323712" calcext:value-type="float">
            <text:p>2763,1465323712</text:p>
          </table:table-cell>
          <table:table-cell table:formula="of:=[.AB5]*(1+2.2/100)" office:value-type="float" office:value="2823.93575608337" calcext:value-type="float">
            <text:p>2823,9357560834</text:p>
          </table:table-cell>
          <table:table-cell table:formula="of:=[.AC5]*1.21" office:value-type="float" office:value="3416.96226486087" calcext:value-type="float">
            <text:p>3416,9622648609</text:p>
          </table:table-cell>
          <table:table-cell table:formula="of:=[.AD5]-3411" office:value-type="float" office:value="5.96226486087335" calcext:value-type="float">
            <text:p>5,9622648609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GERARDO GABRIEL</text:p>
          </table:table-cell>
          <table:table-cell office:value-type="string" calcext:value-type="string">
            <text:p>BARBOSA</text:p>
          </table:table-cell>
          <table:table-cell office:value-type="string" calcext:value-type="string">
            <text:p>AA929DU</text:p>
          </table:table-cell>
          <table:table-cell office:value-type="string" calcext:value-type="string">
            <text:p>2017-12-06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2017-12-01</text:p>
          </table:table-cell>
          <table:table-cell office:value-type="string" calcext:value-type="string">
            <text:p>9900</text:p>
          </table:table-cell>
          <table:table-cell office:value-type="string" calcext:value-type="string">
            <text:p>Prorroga</text:p>
          </table:table-cell>
          <table:table-cell office:value-type="float" office:value="10" calcext:value-type="float">
            <text:p>10</text:p>
          </table:table-cell>
          <table:table-cell office:value-type="float" office:value="526300" calcext:value-type="float">
            <text:p>526300</text:p>
          </table:table-cell>
          <table:table-cell office:value-type="float" office:value="2380" calcext:value-type="float">
            <text:p>23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87" calcext:value-type="float">
            <text:p>587</text:p>
          </table:table-cell>
          <table:table-cell office:value-type="float" office:value="0.246639" calcext:value-type="float">
            <text:p>0,246639</text:p>
          </table:table-cell>
          <table:table-cell office:value-type="float" office:value="2967" calcext:value-type="float">
            <text:p>2967</text:p>
          </table:table-cell>
          <table:table-cell office:value-type="float" office:value="2966" calcext:value-type="float">
            <text:p>2966</text:p>
          </table:table-cell>
          <table:table-cell office:value-type="float" office:value="1892.22" calcext:value-type="float">
            <text:p>1892,22</text:p>
          </table:table-cell>
          <table:table-cell office:value-type="float" office:value="2102.4683674778" calcext:value-type="float">
            <text:p>2102,4683674778</text:p>
          </table:table-cell>
          <table:table-cell office:value-type="float" office:value="2650.2506510144" calcext:value-type="float">
            <text:p>2650,2506510144</text:p>
          </table:table-cell>
          <table:table-cell office:value-type="float" office:value="3303.90490821837" calcext:value-type="float">
            <text:p>3303,9049082184</text:p>
          </table:table-cell>
          <table:table-cell office:value-type="float" office:value="330" calcext:value-type="float">
            <text:p>330</text:p>
          </table:table-cell>
          <table:table-cell/>
        </table:table-row>
        <table:table-row table:style-name="ro1">
          <table:table-cell table:number-columns-repeated="15"/>
          <table:table-cell table:style-name="ce1" table:formula="of:=[.P6]/[.$M6]" office:value-type="percentage" office:value="0.0147058823529412" calcext:value-type="percentage">
            <text:p>1,47%</text:p>
          </table:table-cell>
          <table:table-cell/>
          <table:table-cell table:style-name="ce1" table:formula="of:=[.R6]/[.$M6]" office:value-type="percentage" office:value="0.0100840336134454" calcext:value-type="percentage">
            <text:p>1,01%</text:p>
          </table:table-cell>
          <table:table-cell table:style-name="ce1" table:formula="of:=[.S6]/[.$M6]" office:value-type="percentage" office:value="0.000840336134453782" calcext:value-type="percentage">
            <text:p>0,08%</text:p>
          </table:table-cell>
          <table:table-cell table:style-name="ce1" table:formula="of:=[.T6]/[.$M6]" office:value-type="percentage" office:value="0.00588235294117647" calcext:value-type="percentage">
            <text:p>0,59%</text:p>
          </table:table-cell>
          <table:table-cell table:style-name="ce1" table:formula="of:=[.U6]/[.$M6]" office:value-type="percentage" office:value="0.00504201680672269" calcext:value-type="percentage">
            <text:p>0,50%</text:p>
          </table:table-cell>
          <table:table-cell table:style-name="ce1" table:formula="of:=SUM([.R7:.U7])" office:value-type="percentage" office:value="0.0218487394957983" calcext:value-type="percentage">
            <text:p>2,18%</text:p>
          </table:table-cell>
          <table:table-cell table:number-columns-repeated="4"/>
          <table:table-cell table:formula="of:=ROUND([.AA6])" office:value-type="float" office:value="2102" calcext:value-type="float">
            <text:p>2102</text:p>
          </table:table-cell>
          <table:table-cell table:formula="of:=ROUND([.AA7]*1.23250368+47.83)" office:value-type="float" office:value="2639" calcext:value-type="float">
            <text:p>2639</text:p>
          </table:table-cell>
          <table:table-cell table:formula="of:=ROUND([.AB7]*(1+(2.22+1.45)/100))" office:value-type="float" office:value="2736" calcext:value-type="float">
            <text:p>2736</text:p>
          </table:table-cell>
          <table:table-cell table:formula="of:=ROUND([.AC7]*1.21)" office:value-type="float" office:value="3311" calcext:value-type="float">
            <text:p>3311</text:p>
          </table:table-cell>
          <table:table-cell table:formula="of:=[.AD7]-3287" office:value-type="float" office:value="24" calcext:value-type="float">
            <text:p>24</text:p>
          </table:table-cell>
        </table:table-row>
        <table:table-row table:style-name="ro1">
          <table:table-cell table:number-columns-repeated="25"/>
          <table:table-cell office:value-type="float" office:value="0" calcext:value-type="float">
            <text:p>0</text:p>
          </table:table-cell>
          <table:table-cell table:formula="of:=ROUND([.AA6];2)+[.Z8]" office:value-type="float" office:value="2102.47" calcext:value-type="float">
            <text:p>2102,47</text:p>
          </table:table-cell>
          <table:table-cell table:formula="of:=[.AA8]*1.23250368+47.83" office:value-type="float" office:value="2639.1320120896" calcext:value-type="float">
            <text:p>2639,1320120896</text:p>
          </table:table-cell>
          <table:table-cell table:formula="of:=[.AB8]*(1+(2.2+1.45)/100)" office:value-type="float" office:value="2735.46033053087" calcext:value-type="float">
            <text:p>2735,4603305309</text:p>
          </table:table-cell>
          <table:table-cell table:formula="of:=[.AC8]*1.21" office:value-type="float" office:value="3309.90699994235" calcext:value-type="float">
            <text:p>3309,9069999424</text:p>
          </table:table-cell>
          <table:table-cell table:formula="of:=[.AD8]-3287" office:value-type="float" office:value="22.9069999423527" calcext:value-type="float">
            <text:p>22,9069999424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WERTHEIMER</text:p>
          </table:table-cell>
          <table:table-cell office:value-type="string" calcext:value-type="string">
            <text:p>AB686YD</text:p>
          </table:table-cell>
          <table:table-cell office:value-type="string" calcext:value-type="string">
            <text:p>2017-12-11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2017-11-28</text:p>
          </table:table-cell>
          <table:table-cell office:value-type="string" calcext:value-type="string">
            <text:p>9900</text:p>
          </table:table-cell>
          <table:table-cell office:value-type="string" calcext:value-type="string">
            <text:p>Prorroga</text:p>
          </table:table-cell>
          <table:table-cell office:value-type="float" office:value="8" calcext:value-type="float">
            <text:p>8</text:p>
          </table:table-cell>
          <table:table-cell office:value-type="float" office:value="381500" calcext:value-type="float">
            <text:p>381500</text:p>
          </table:table-cell>
          <table:table-cell office:value-type="float" office:value="1944" calcext:value-type="float">
            <text:p>19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51" calcext:value-type="float">
            <text:p>451</text:p>
          </table:table-cell>
          <table:table-cell office:value-type="float" office:value="0.231996" calcext:value-type="float">
            <text:p>0,231996</text:p>
          </table:table-cell>
          <table:table-cell table:number-columns-repeated="2" office:value-type="float" office:value="2395" calcext:value-type="float">
            <text:p>2395</text:p>
          </table:table-cell>
          <table:table-cell office:value-type="float" office:value="1538.47" calcext:value-type="float">
            <text:p>1538,47</text:p>
          </table:table-cell>
          <table:table-cell office:value-type="float" office:value="1672.2500559399" calcext:value-type="float">
            <text:p>1672,2500559399</text:p>
          </table:table-cell>
          <table:table-cell office:value-type="float" office:value="2120.00499884049" calcext:value-type="float">
            <text:p>2120,0049988405</text:p>
          </table:table-cell>
          <table:table-cell office:value-type="float" office:value="2611.83743427107" calcext:value-type="float">
            <text:p>2611,8374342711</text:p>
          </table:table-cell>
          <table:table-cell office:value-type="float" office:value="208" calcext:value-type="float">
            <text:p>208</text:p>
          </table:table-cell>
          <table:table-cell/>
        </table:table-row>
        <table:table-row table:style-name="ro1">
          <table:table-cell table:number-columns-repeated="15"/>
          <table:table-cell table:style-name="ce1" table:formula="of:=[.P9]/[.$M9]" office:value-type="percentage" office:value="0" calcext:value-type="percentage">
            <text:p>0,00%</text:p>
          </table:table-cell>
          <table:table-cell/>
          <table:table-cell table:style-name="ce1" table:formula="of:=[.R9]/[.$M9]" office:value-type="percentage" office:value="0.00977366255144033" calcext:value-type="percentage">
            <text:p>0,98%</text:p>
          </table:table-cell>
          <table:table-cell table:style-name="ce1" table:formula="of:=[.S9]/[.$M9]" office:value-type="percentage" office:value="0.00102880658436214" calcext:value-type="percentage">
            <text:p>0,10%</text:p>
          </table:table-cell>
          <table:table-cell table:style-name="ce1" table:formula="of:=[.T9]/[.$M9]" office:value-type="percentage" office:value="0.00617283950617284" calcext:value-type="percentage">
            <text:p>0,62%</text:p>
          </table:table-cell>
          <table:table-cell table:style-name="ce1" table:formula="of:=[.U9]/[.$M9]" office:value-type="percentage" office:value="0.0051440329218107" calcext:value-type="percentage">
            <text:p>0,51%</text:p>
          </table:table-cell>
          <table:table-cell table:style-name="ce1" table:formula="of:=SUM([.R10:.U10])" office:value-type="percentage" office:value="0.022119341563786" calcext:value-type="percentage">
            <text:p>2,21%</text:p>
          </table:table-cell>
          <table:table-cell table:number-columns-repeated="4"/>
          <table:table-cell table:formula="of:=ROUND([.AA9])" office:value-type="float" office:value="1672" calcext:value-type="float">
            <text:p>1672</text:p>
          </table:table-cell>
          <table:table-cell table:formula="of:=ROUND([.AA10]*1.23250368+47.83)" office:value-type="float" office:value="2109" calcext:value-type="float">
            <text:p>2109</text:p>
          </table:table-cell>
          <table:table-cell table:formula="of:=ROUND([.AB10]*(1+2.22/100))" office:value-type="float" office:value="2156" calcext:value-type="float">
            <text:p>2156</text:p>
          </table:table-cell>
          <table:table-cell table:formula="of:=ROUND([.AC10]*1.21)" office:value-type="float" office:value="2609" calcext:value-type="float">
            <text:p>2609</text:p>
          </table:table-cell>
          <table:table-cell table:formula="of:=[.AD10]-2596" office:value-type="float" office:value="13" calcext:value-type="float">
            <text:p>13</text:p>
          </table:table-cell>
        </table:table-row>
        <table:table-row table:style-name="ro1">
          <table:table-cell table:number-columns-repeated="25"/>
          <table:table-cell office:value-type="float" office:value="0" calcext:value-type="float">
            <text:p>0</text:p>
          </table:table-cell>
          <table:table-cell table:formula="of:=ROUND([.AA9];2)+[.Z11]" office:value-type="float" office:value="1672.25" calcext:value-type="float">
            <text:p>1672,25</text:p>
          </table:table-cell>
          <table:table-cell table:formula="of:=[.AA11]*1.23250368+47.83" office:value-type="float" office:value="2108.88427888" calcext:value-type="float">
            <text:p>2108,88427888</text:p>
          </table:table-cell>
          <table:table-cell table:formula="of:=[.AB11]*(1+2.2/100)" office:value-type="float" office:value="2155.27973301536" calcext:value-type="float">
            <text:p>2155,2797330154</text:p>
          </table:table-cell>
          <table:table-cell table:formula="of:=[.AC11]*1.21" office:value-type="float" office:value="2607.88847694859" calcext:value-type="float">
            <text:p>2607,8884769486</text:p>
          </table:table-cell>
          <table:table-cell table:formula="of:=[.AD11]-2596" office:value-type="float" office:value="11.8884769485853" calcext:value-type="float">
            <text:p>11,8884769486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PAMELA RAQUEL</text:p>
          </table:table-cell>
          <table:table-cell office:value-type="string" calcext:value-type="string">
            <text:p>MAROÑO</text:p>
          </table:table-cell>
          <table:table-cell office:value-type="string" calcext:value-type="string">
            <text:p>AB844YD</text:p>
          </table:table-cell>
          <table:table-cell office:value-type="string" calcext:value-type="string">
            <text:p>2017-12-11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2017-11-22</text:p>
          </table:table-cell>
          <table:table-cell office:value-type="string" calcext:value-type="string">
            <text:p>9900</text:p>
          </table:table-cell>
          <table:table-cell office:value-type="string" calcext:value-type="string">
            <text:p>Prorroga</text:p>
          </table:table-cell>
          <table:table-cell office:value-type="float" office:value="7" calcext:value-type="float">
            <text:p>7</text:p>
          </table:table-cell>
          <table:table-cell office:value-type="float" office:value="271300" calcext:value-type="float">
            <text:p>271300</text:p>
          </table:table-cell>
          <table:table-cell office:value-type="float" office:value="1681" calcext:value-type="float">
            <text:p>16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90" calcext:value-type="float">
            <text:p>390</text:p>
          </table:table-cell>
          <table:table-cell office:value-type="float" office:value="0.232005" calcext:value-type="float">
            <text:p>0,232005</text:p>
          </table:table-cell>
          <table:table-cell table:number-columns-repeated="2" office:value-type="float" office:value="2071" calcext:value-type="float">
            <text:p>2071</text:p>
          </table:table-cell>
          <table:table-cell office:value-type="float" office:value="1325.08" calcext:value-type="float">
            <text:p>1325,08</text:p>
          </table:table-cell>
          <table:table-cell office:value-type="float" office:value="1424.8207146883" calcext:value-type="float">
            <text:p>1424,8207146883</text:p>
          </table:table-cell>
          <table:table-cell office:value-type="float" office:value="1815.04742520795" calcext:value-type="float">
            <text:p>1815,047425208</text:p>
          </table:table-cell>
          <table:table-cell office:value-type="float" office:value="2236.14706579754" calcext:value-type="float">
            <text:p>2236,1470657975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table:number-columns-repeated="15"/>
          <table:table-cell table:style-name="ce1" table:formula="of:=[.P12]/[.$M12]" office:value-type="percentage" office:value="0" calcext:value-type="percentage">
            <text:p>0,00%</text:p>
          </table:table-cell>
          <table:table-cell/>
          <table:table-cell table:style-name="ce1" table:formula="of:=[.R12]/[.$M12]" office:value-type="percentage" office:value="0.0101130279595479" calcext:value-type="percentage">
            <text:p>1,01%</text:p>
          </table:table-cell>
          <table:table-cell table:style-name="ce1" table:formula="of:=[.S12]/[.$M12]" office:value-type="percentage" office:value="0.00118976799524093" calcext:value-type="percentage">
            <text:p>0,12%</text:p>
          </table:table-cell>
          <table:table-cell table:style-name="ce1" table:formula="of:=[.T12]/[.$M12]" office:value-type="percentage" office:value="0.00594883997620464" calcext:value-type="percentage">
            <text:p>0,59%</text:p>
          </table:table-cell>
          <table:table-cell table:style-name="ce1" table:formula="of:=[.U12]/[.$M12]" office:value-type="percentage" office:value="0.00475907198096371" calcext:value-type="percentage">
            <text:p>0,48%</text:p>
          </table:table-cell>
          <table:table-cell table:style-name="ce1" table:formula="of:=SUM([.R13:.U13])" office:value-type="percentage" office:value="0.0220107079119572" calcext:value-type="percentage">
            <text:p>2,20%</text:p>
          </table:table-cell>
          <table:table-cell table:number-columns-repeated="4"/>
          <table:table-cell table:formula="of:=ROUND([.AA12])" office:value-type="float" office:value="1425" calcext:value-type="float">
            <text:p>1425</text:p>
          </table:table-cell>
          <table:table-cell table:formula="of:=ROUND([.AA13]*1.23250368+47.83)" office:value-type="float" office:value="1804" calcext:value-type="float">
            <text:p>1804</text:p>
          </table:table-cell>
          <table:table-cell table:formula="of:=ROUND([.AB13]*(1+2.22/100))" office:value-type="float" office:value="1844" calcext:value-type="float">
            <text:p>1844</text:p>
          </table:table-cell>
          <table:table-cell table:formula="of:=ROUND([.AC13]*1.21)" office:value-type="float" office:value="2231" calcext:value-type="float">
            <text:p>2231</text:p>
          </table:table-cell>
          <table:table-cell table:formula="of:=[.AD13]-2221" office:value-type="float" office:value="10" calcext:value-type="float">
            <text:p>10</text:p>
          </table:table-cell>
        </table:table-row>
        <table:table-row table:style-name="ro1">
          <table:table-cell table:number-columns-repeated="25"/>
          <table:table-cell office:value-type="float" office:value="0" calcext:value-type="float">
            <text:p>0</text:p>
          </table:table-cell>
          <table:table-cell table:formula="of:=ROUND([.AA12];2)+[.Z14]" office:value-type="float" office:value="1424.82" calcext:value-type="float">
            <text:p>1424,82</text:p>
          </table:table-cell>
          <table:table-cell table:formula="of:=[.AA14]*1.23250368+47.83" office:value-type="float" office:value="1803.9258933376" calcext:value-type="float">
            <text:p>1803,9258933376</text:p>
          </table:table-cell>
          <table:table-cell table:formula="of:=[.AB14]*(1+2.2/100)" office:value-type="float" office:value="1843.61226299103" calcext:value-type="float">
            <text:p>1843,612262991</text:p>
          </table:table-cell>
          <table:table-cell table:formula="of:=[.AC14]*1.21" office:value-type="float" office:value="2230.77083821914" calcext:value-type="float">
            <text:p>2230,7708382192</text:p>
          </table:table-cell>
          <table:table-cell table:formula="of:=[.AD14]-2221" office:value-type="float" office:value="9.77083821914266" calcext:value-type="float">
            <text:p>9,7708382191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RASKOVAN</text:p>
          </table:table-cell>
          <table:table-cell office:value-type="string" calcext:value-type="string">
            <text:p>EPZ791</text:p>
          </table:table-cell>
          <table:table-cell office:value-type="string" calcext:value-type="string">
            <text:p>2017-11-3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2017-11-01</text:p>
          </table:table-cell>
          <table:table-cell office:value-type="string" calcext:value-type="string">
            <text:p>9900</text:p>
          </table:table-cell>
          <table:table-cell office:value-type="string" calcext:value-type="string">
            <text:p>Prorroga</text:p>
          </table:table-cell>
          <table:table-cell office:value-type="float" office:value="31" calcext:value-type="float">
            <text:p>31</text:p>
          </table:table-cell>
          <table:table-cell office:value-type="float" office:value="115300" calcext:value-type="float">
            <text:p>115300</text:p>
          </table:table-cell>
          <table:table-cell office:value-type="float" office:value="917" calcext:value-type="float">
            <text:p>9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14" calcext:value-type="float">
            <text:p>214</text:p>
          </table:table-cell>
          <table:table-cell office:value-type="float" office:value="0.23337" calcext:value-type="float">
            <text:p>0,23337</text:p>
          </table:table-cell>
          <table:table-cell office:value-type="float" office:value="1131" calcext:value-type="float">
            <text:p>1131</text:p>
          </table:table-cell>
          <table:table-cell office:value-type="float" office:value="1130" calcext:value-type="float">
            <text:p>1130</text:p>
          </table:table-cell>
          <table:table-cell office:value-type="float" office:value="705.21" calcext:value-type="float">
            <text:p>705,21</text:p>
          </table:table-cell>
          <table:table-cell office:value-type="float" office:value="1022.0388686115" calcext:value-type="float">
            <text:p>1022,0388686115</text:p>
          </table:table-cell>
          <table:table-cell office:value-type="float" office:value="1318.61731768107" calcext:value-type="float">
            <text:p>1318,6173176811</text:p>
          </table:table-cell>
          <table:table-cell office:value-type="float" office:value="1626.34262409737" calcext:value-type="float">
            <text:p>1626,3426240974</text:p>
          </table:table-cell>
          <table:table-cell office:value-type="float" office:value="508" calcext:value-type="float">
            <text:p>508</text:p>
          </table:table-cell>
          <table:table-cell/>
        </table:table-row>
        <table:table-row table:style-name="ro1">
          <table:table-cell table:number-columns-repeated="15"/>
          <table:table-cell table:style-name="ce1" table:formula="of:=[.P15]/[.$M15]" office:value-type="percentage" office:value="0" calcext:value-type="percentage">
            <text:p>0,00%</text:p>
          </table:table-cell>
          <table:table-cell/>
          <table:table-cell table:style-name="ce1" table:formula="of:=[.R15]/[.$M15]" office:value-type="percentage" office:value="0.00981461286804798" calcext:value-type="percentage">
            <text:p>0,98%</text:p>
          </table:table-cell>
          <table:table-cell table:style-name="ce1" table:formula="of:=[.S15]/[.$M15]" office:value-type="percentage" office:value="0.00109051254089422" calcext:value-type="percentage">
            <text:p>0,11%</text:p>
          </table:table-cell>
          <table:table-cell table:style-name="ce1" table:formula="of:=[.T15]/[.$M15]" office:value-type="percentage" office:value="0.00654307524536532" calcext:value-type="percentage">
            <text:p>0,65%</text:p>
          </table:table-cell>
          <table:table-cell table:style-name="ce1" table:formula="of:=[.U15]/[.$M15]" office:value-type="percentage" office:value="0.0054525627044711" calcext:value-type="percentage">
            <text:p>0,55%</text:p>
          </table:table-cell>
          <table:table-cell table:style-name="ce1" table:formula="of:=SUM([.R16:.U16])" office:value-type="percentage" office:value="0.0229007633587786" calcext:value-type="percentage">
            <text:p>2,29%</text:p>
          </table:table-cell>
          <table:table-cell table:number-columns-repeated="4"/>
          <table:table-cell table:formula="of:=ROUND([.AA15])" office:value-type="float" office:value="1022" calcext:value-type="float">
            <text:p>1022</text:p>
          </table:table-cell>
          <table:table-cell table:formula="of:=ROUND([.AA16]*1.23250368+47.83)" office:value-type="float" office:value="1307" calcext:value-type="float">
            <text:p>1307</text:p>
          </table:table-cell>
          <table:table-cell table:formula="of:=ROUND([.AB16]*(1+2.22/100))" office:value-type="float" office:value="1336" calcext:value-type="float">
            <text:p>1336</text:p>
          </table:table-cell>
          <table:table-cell table:formula="of:=ROUND([.AC16]*1.21)" office:value-type="float" office:value="1617" calcext:value-type="float">
            <text:p>1617</text:p>
          </table:table-cell>
          <table:table-cell table:formula="of:=[.AD16]-1617"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float" office:value="0" calcext:value-type="float">
            <text:p>0</text:p>
          </table:table-cell>
          <table:table-cell table:formula="of:=ROUND([.AA15];2)+[.Z17]" office:value-type="float" office:value="1022.04" calcext:value-type="float">
            <text:p>1022,04</text:p>
          </table:table-cell>
          <table:table-cell table:formula="of:=[.AA17]*1.23250368+47.83" office:value-type="float" office:value="1307.4980611072" calcext:value-type="float">
            <text:p>1307,4980611072</text:p>
          </table:table-cell>
          <table:table-cell table:formula="of:=[.AB17]*(1+2.2/100)" office:value-type="float" office:value="1336.26301845156" calcext:value-type="float">
            <text:p>1336,2630184516</text:p>
          </table:table-cell>
          <table:table-cell table:formula="of:=[.AC17]*1.21" office:value-type="float" office:value="1616.87825232639" calcext:value-type="float">
            <text:p>1616,8782523264</text:p>
          </table:table-cell>
          <table:table-cell table:formula="of:=[.AD17]-1617" office:value-type="float" office:value="-0.121747673614436" calcext:value-type="float">
            <text:p>-0,1217476736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RASKOVAN</text:p>
          </table:table-cell>
          <table:table-cell office:value-type="string" calcext:value-type="string">
            <text:p>EPZ791</text:p>
          </table:table-cell>
          <table:table-cell office:value-type="string" calcext:value-type="string">
            <text:p>2017-12-11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2017-12-01</text:p>
          </table:table-cell>
          <table:table-cell office:value-type="string" calcext:value-type="string">
            <text:p>9900</text:p>
          </table:table-cell>
          <table:table-cell office:value-type="string" calcext:value-type="string">
            <text:p>Prorroga</text:p>
          </table:table-cell>
          <table:table-cell office:value-type="float" office:value="40" calcext:value-type="float">
            <text:p>40</text:p>
          </table:table-cell>
          <table:table-cell office:value-type="float" office:value="115300" calcext:value-type="float">
            <text:p>115300</text:p>
          </table:table-cell>
          <table:table-cell office:value-type="float" office:value="812" calcext:value-type="float">
            <text:p>8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89" calcext:value-type="float">
            <text:p>189</text:p>
          </table:table-cell>
          <table:table-cell office:value-type="float" office:value="0.232759" calcext:value-type="float">
            <text:p>0,232759</text:p>
          </table:table-cell>
          <table:table-cell table:number-columns-repeated="2" office:value-type="float" office:value="1001" calcext:value-type="float">
            <text:p>1001</text:p>
          </table:table-cell>
          <table:table-cell office:value-type="float" office:value="620.01" calcext:value-type="float">
            <text:p>620,01</text:p>
          </table:table-cell>
          <table:table-cell office:value-type="float" office:value="1033.3572932347" calcext:value-type="float">
            <text:p>1033,3572932347</text:p>
          </table:table-cell>
          <table:table-cell office:value-type="float" office:value="1332.56731768107" calcext:value-type="float">
            <text:p>1332,5673176811</text:p>
          </table:table-cell>
          <table:table-cell office:value-type="float" office:value="1642.73384852063" calcext:value-type="float">
            <text:p>1642,7338485206</text:p>
          </table:table-cell>
          <table:table-cell office:value-type="float" office:value="667" calcext:value-type="float">
            <text:p>667</text:p>
          </table:table-cell>
          <table:table-cell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CANDELARIA</text:p>
          </table:table-cell>
          <table:table-cell office:value-type="string" calcext:value-type="string">
            <text:p>VERA</text:p>
          </table:table-cell>
          <table:table-cell office:value-type="string" calcext:value-type="string">
            <text:p>EXM369</text:p>
          </table:table-cell>
          <table:table-cell office:value-type="string" calcext:value-type="string">
            <text:p>2017-11-3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2017-11-01</text:p>
          </table:table-cell>
          <table:table-cell office:value-type="string" calcext:value-type="string">
            <text:p>9900</text:p>
          </table:table-cell>
          <table:table-cell office:value-type="string" calcext:value-type="string">
            <text:p>Prorroga</text:p>
          </table:table-cell>
          <table:table-cell office:value-type="float" office:value="18" calcext:value-type="float">
            <text:p>18</text:p>
          </table:table-cell>
          <table:table-cell office:value-type="float" office:value="103000" calcext:value-type="float">
            <text:p>103000</text:p>
          </table:table-cell>
          <table:table-cell office:value-type="float" office:value="1046" calcext:value-type="float">
            <text:p>10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0.231358" calcext:value-type="float">
            <text:p>0,231358</text:p>
          </table:table-cell>
          <table:table-cell office:value-type="float" office:value="1288" calcext:value-type="float">
            <text:p>1288</text:p>
          </table:table-cell>
          <table:table-cell office:value-type="float" office:value="1289" calcext:value-type="float">
            <text:p>1289</text:p>
          </table:table-cell>
          <table:table-cell office:value-type="float" office:value="809.87" calcext:value-type="float">
            <text:p>809,87</text:p>
          </table:table-cell>
          <table:table-cell office:value-type="float" office:value="987.6485624813" calcext:value-type="float">
            <text:p>987,6485624813</text:p>
          </table:table-cell>
          <table:table-cell office:value-type="float" office:value="1276.23113881928" calcext:value-type="float">
            <text:p>1276,2311388193</text:p>
          </table:table-cell>
          <table:table-cell office:value-type="float" office:value="1571.4968516245" calcext:value-type="float">
            <text:p>1571,4968516245</text:p>
          </table:table-cell>
          <table:table-cell office:value-type="float" office:value="283" calcext:value-type="float">
            <text:p>283</text:p>
          </table:table-cell>
          <table:table-cell/>
        </table:table-row>
        <table:table-row table:style-name="ro1">
          <table:table-cell table:number-columns-repeated="15"/>
          <table:table-cell table:style-name="ce1" table:formula="of:=[.P19]/[.$M19]" office:value-type="percentage" office:value="0" calcext:value-type="percentage">
            <text:p>0,00%</text:p>
          </table:table-cell>
          <table:table-cell/>
          <table:table-cell table:style-name="ce1" table:formula="of:=[.R19]/[.$M19]" office:value-type="percentage" office:value="0.00956022944550669" calcext:value-type="percentage">
            <text:p>0,96%</text:p>
          </table:table-cell>
          <table:table-cell table:style-name="ce1" table:formula="of:=[.S19]/[.$M19]" office:value-type="percentage" office:value="0.000956022944550669" calcext:value-type="percentage">
            <text:p>0,10%</text:p>
          </table:table-cell>
          <table:table-cell table:style-name="ce1" table:formula="of:=[.T19]/[.$M19]" office:value-type="percentage" office:value="0.00573613766730402" calcext:value-type="percentage">
            <text:p>0,57%</text:p>
          </table:table-cell>
          <table:table-cell table:style-name="ce1" table:formula="of:=[.U19]/[.$M19]" office:value-type="percentage" office:value="0.00478011472275335" calcext:value-type="percentage">
            <text:p>0,48%</text:p>
          </table:table-cell>
          <table:table-cell table:style-name="ce1" table:formula="of:=SUM([.R20:.U20])" office:value-type="percentage" office:value="0.0210325047801147" calcext:value-type="percentage">
            <text:p>2,10%</text:p>
          </table:table-cell>
          <table:table-cell table:number-columns-repeated="4"/>
          <table:table-cell table:formula="of:=ROUND([.AA19])" office:value-type="float" office:value="988" calcext:value-type="float">
            <text:p>988</text:p>
          </table:table-cell>
          <table:table-cell table:formula="of:=ROUND([.AA20]*1.23250368+47.83)" office:value-type="float" office:value="1266" calcext:value-type="float">
            <text:p>1266</text:p>
          </table:table-cell>
          <table:table-cell table:formula="of:=ROUND([.AB20]*(1+2.22/100))" office:value-type="float" office:value="1294" calcext:value-type="float">
            <text:p>1294</text:p>
          </table:table-cell>
          <table:table-cell table:formula="of:=ROUND([.AC20]*1.21)" office:value-type="float" office:value="1566" calcext:value-type="float">
            <text:p>1566</text:p>
          </table:table-cell>
          <table:table-cell table:formula="of:=[.AD20]-1566"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float" office:value="0" calcext:value-type="float">
            <text:p>0</text:p>
          </table:table-cell>
          <table:table-cell table:formula="of:=ROUND([.AA19];2)+[.Z21]" office:value-type="float" office:value="987.65" calcext:value-type="float">
            <text:p>987,65</text:p>
          </table:table-cell>
          <table:table-cell table:formula="of:=[.AA21]*1.23250368+47.83" office:value-type="float" office:value="1265.112259552" calcext:value-type="float">
            <text:p>1265,112259552</text:p>
          </table:table-cell>
          <table:table-cell table:formula="of:=[.AB21]*(1+2.2/100)" office:value-type="float" office:value="1292.94472926214" calcext:value-type="float">
            <text:p>1292,9447292622</text:p>
          </table:table-cell>
          <table:table-cell table:formula="of:=[.AC21]*1.21" office:value-type="float" office:value="1564.46312240719" calcext:value-type="float">
            <text:p>1564,4631224072</text:p>
          </table:table-cell>
          <table:table-cell table:formula="of:=[.AD21]-1566" office:value-type="float" office:value="-1.53687759280592" calcext:value-type="float">
            <text:p>-1,5368775928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CANDELARIA</text:p>
          </table:table-cell>
          <table:table-cell office:value-type="string" calcext:value-type="string">
            <text:p>VERA</text:p>
          </table:table-cell>
          <table:table-cell office:value-type="string" calcext:value-type="string">
            <text:p>EXM369</text:p>
          </table:table-cell>
          <table:table-cell office:value-type="string" calcext:value-type="string">
            <text:p>2017-12-11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2017-12-01</text:p>
          </table:table-cell>
          <table:table-cell office:value-type="string" calcext:value-type="string">
            <text:p>9900</text:p>
          </table:table-cell>
          <table:table-cell office:value-type="string" calcext:value-type="string">
            <text:p>Prorroga</text:p>
          </table:table-cell>
          <table:table-cell office:value-type="float" office:value="36" calcext:value-type="float">
            <text:p>36</text:p>
          </table:table-cell>
          <table:table-cell office:value-type="float" office:value="103000" calcext:value-type="float">
            <text:p>103000</text:p>
          </table:table-cell>
          <table:table-cell office:value-type="float" office:value="836" calcext:value-type="float">
            <text:p>8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94" calcext:value-type="float">
            <text:p>194</text:p>
          </table:table-cell>
          <table:table-cell office:value-type="float" office:value="0.232057" calcext:value-type="float">
            <text:p>0,232057</text:p>
          </table:table-cell>
          <table:table-cell table:number-columns-repeated="2" office:value-type="float" office:value="1030" calcext:value-type="float">
            <text:p>1030</text:p>
          </table:table-cell>
          <table:table-cell office:value-type="float" office:value="639.49" calcext:value-type="float">
            <text:p>639,49</text:p>
          </table:table-cell>
          <table:table-cell office:value-type="float" office:value="999.1983350508" calcext:value-type="float">
            <text:p>999,1983350508</text:p>
          </table:table-cell>
          <table:table-cell office:value-type="float" office:value="1290.4662760144" calcext:value-type="float">
            <text:p>1290,4662760144</text:p>
          </table:table-cell>
          <table:table-cell office:value-type="float" office:value="1589.92854580722" calcext:value-type="float">
            <text:p>1589,9285458072</text:p>
          </table:table-cell>
          <table:table-cell office:value-type="float" office:value="579" calcext:value-type="float">
            <text:p>579</text:p>
          </table:table-cell>
          <table:table-cell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DELGER</text:p>
          </table:table-cell>
          <table:table-cell office:value-type="string" calcext:value-type="string">
            <text:p>FST135</text:p>
          </table:table-cell>
          <table:table-cell office:value-type="string" calcext:value-type="string">
            <text:p>2017-12-06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2017-11-14</text:p>
          </table:table-cell>
          <table:table-cell office:value-type="string" calcext:value-type="string">
            <text:p>9900</text:p>
          </table:table-cell>
          <table:table-cell office:value-type="string" calcext:value-type="string">
            <text:p>Prorroga</text:p>
          </table:table-cell>
          <table:table-cell office:value-type="float" office:value="28" calcext:value-type="float">
            <text:p>28</text:p>
          </table:table-cell>
          <table:table-cell office:value-type="float" office:value="101000" calcext:value-type="float">
            <text:p>101000</text:p>
          </table:table-cell>
          <table:table-cell office:value-type="float" office:value="927" calcext:value-type="float">
            <text:p>9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office:value-type="float" office:value="0.23301" calcext:value-type="float">
            <text:p>0,23301</text:p>
          </table:table-cell>
          <table:table-cell office:value-type="float" office:value="1143" calcext:value-type="float">
            <text:p>1143</text:p>
          </table:table-cell>
          <table:table-cell office:value-type="float" office:value="1142" calcext:value-type="float">
            <text:p>1142</text:p>
          </table:table-cell>
          <table:table-cell office:value-type="float" office:value="713.32" calcext:value-type="float">
            <text:p>713,32</text:p>
          </table:table-cell>
          <table:table-cell office:value-type="float" office:value="990.7227574724" calcext:value-type="float">
            <text:p>990,7227574724</text:p>
          </table:table-cell>
          <table:table-cell office:value-type="float" office:value="1280.02009545884" calcext:value-type="float">
            <text:p>1280,0200954589</text:p>
          </table:table-cell>
          <table:table-cell office:value-type="float" office:value="1578.27720508032" calcext:value-type="float">
            <text:p>1578,2772050803</text:p>
          </table:table-cell>
          <table:table-cell office:value-type="float" office:value="444" calcext:value-type="float">
            <text:p>444</text:p>
          </table:table-cell>
          <table:table-cell/>
        </table:table-row>
        <table:table-row table:style-name="ro1">
          <table:table-cell table:number-columns-repeated="15"/>
          <table:table-cell table:style-name="ce1" table:formula="of:=[.P23]/[.$M23]" office:value-type="percentage" office:value="0" calcext:value-type="percentage">
            <text:p>0,00%</text:p>
          </table:table-cell>
          <table:table-cell/>
          <table:table-cell table:style-name="ce1" table:formula="of:=[.R23]/[.$M23]" office:value-type="percentage" office:value="0.00970873786407767" calcext:value-type="percentage">
            <text:p>0,97%</text:p>
          </table:table-cell>
          <table:table-cell table:style-name="ce1" table:formula="of:=[.S23]/[.$M23]" office:value-type="percentage" office:value="0.00107874865156419" calcext:value-type="percentage">
            <text:p>0,11%</text:p>
          </table:table-cell>
          <table:table-cell table:style-name="ce1" table:formula="of:=[.T23]/[.$M23]" office:value-type="percentage" office:value="0.00647249190938511" calcext:value-type="percentage">
            <text:p>0,65%</text:p>
          </table:table-cell>
          <table:table-cell table:style-name="ce1" table:formula="of:=[.U23]/[.$M23]" office:value-type="percentage" office:value="0.00539374325782093" calcext:value-type="percentage">
            <text:p>0,54%</text:p>
          </table:table-cell>
          <table:table-cell table:style-name="ce1" table:formula="of:=SUM([.R24:.U24])" office:value-type="percentage" office:value="0.0226537216828479" calcext:value-type="percentage">
            <text:p>2,27%</text:p>
          </table:table-cell>
          <table:table-cell table:number-columns-repeated="4"/>
          <table:table-cell table:formula="of:=ROUND([.AA23])" office:value-type="float" office:value="991" calcext:value-type="float">
            <text:p>991</text:p>
          </table:table-cell>
          <table:table-cell table:formula="of:=ROUND([.AA24]*1.23250368+47.83)" office:value-type="float" office:value="1269" calcext:value-type="float">
            <text:p>1269</text:p>
          </table:table-cell>
          <table:table-cell table:formula="of:=ROUND([.AB24]*(1+2.22/100))" office:value-type="float" office:value="1297" calcext:value-type="float">
            <text:p>1297</text:p>
          </table:table-cell>
          <table:table-cell table:formula="of:=ROUND([.AC24]*1.21)" office:value-type="float" office:value="1569" calcext:value-type="float">
            <text:p>1569</text:p>
          </table:table-cell>
          <table:table-cell table:formula="of:=[.AD24]-1556" office:value-type="float" office:value="13" calcext:value-type="float">
            <text:p>13</text:p>
          </table:table-cell>
        </table:table-row>
        <table:table-row table:style-name="ro1">
          <table:table-cell table:number-columns-repeated="25"/>
          <table:table-cell office:value-type="float" office:value="0" calcext:value-type="float">
            <text:p>0</text:p>
          </table:table-cell>
          <table:table-cell table:formula="of:=ROUND([.AA23];2)+[.Z25]" office:value-type="float" office:value="990.72" calcext:value-type="float">
            <text:p>990,72</text:p>
          </table:table-cell>
          <table:table-cell table:formula="of:=[.AA25]*1.23250368+47.83" office:value-type="float" office:value="1268.8960458496" calcext:value-type="float">
            <text:p>1268,8960458496</text:p>
          </table:table-cell>
          <table:table-cell table:formula="of:=[.AB25]*(1+2.2/100)" office:value-type="float" office:value="1296.81175885829" calcext:value-type="float">
            <text:p>1296,8117588583</text:p>
          </table:table-cell>
          <table:table-cell table:formula="of:=[.AC25]*1.21" office:value-type="float" office:value="1569.14222821853" calcext:value-type="float">
            <text:p>1569,1422282185</text:p>
          </table:table-cell>
          <table:table-cell table:formula="of:=[.AD25]-1556" office:value-type="float" office:value="13.1422282185322" calcext:value-type="float">
            <text:p>13,1422282185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DELGER</text:p>
          </table:table-cell>
          <table:table-cell office:value-type="string" calcext:value-type="string">
            <text:p>FST135</text:p>
          </table:table-cell>
          <table:table-cell office:value-type="string" calcext:value-type="string">
            <text:p>2017-12-18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2017-12-14</text:p>
          </table:table-cell>
          <table:table-cell office:value-type="string" calcext:value-type="string">
            <text:p>9900</text:p>
          </table:table-cell>
          <table:table-cell office:value-type="string" calcext:value-type="string">
            <text:p>Prorroga</text:p>
          </table:table-cell>
          <table:table-cell office:value-type="float" office:value="15" calcext:value-type="float">
            <text:p>15</text:p>
          </table:table-cell>
          <table:table-cell office:value-type="float" office:value="101000" calcext:value-type="float">
            <text:p>101000</text:p>
          </table:table-cell>
          <table:table-cell office:value-type="float" office:value="1083" calcext:value-type="float">
            <text:p>10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51" calcext:value-type="float">
            <text:p>251</text:p>
          </table:table-cell>
          <table:table-cell office:value-type="float" office:value="0.231764" calcext:value-type="float">
            <text:p>0,231764</text:p>
          </table:table-cell>
          <table:table-cell table:number-columns-repeated="2" office:value-type="float" office:value="1334" calcext:value-type="float">
            <text:p>1334</text:p>
          </table:table-cell>
          <table:table-cell office:value-type="float" office:value="839.89" calcext:value-type="float">
            <text:p>839,89</text:p>
          </table:table-cell>
          <table:table-cell office:value-type="float" office:value="988.1082536188" calcext:value-type="float">
            <text:p>988,1082536188</text:p>
          </table:table-cell>
          <table:table-cell office:value-type="float" office:value="1276.79770983793" calcext:value-type="float">
            <text:p>1276,7977098379</text:p>
          </table:table-cell>
          <table:table-cell office:value-type="float" office:value="1572.71296853536" calcext:value-type="float">
            <text:p>1572,7129685354</text:p>
          </table:table-cell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table:number-columns-repeated="15"/>
          <table:table-cell table:style-name="ce1" table:formula="of:=[.P26]/[.$M26]" office:value-type="percentage" office:value="0" calcext:value-type="percentage">
            <text:p>0,00%</text:p>
          </table:table-cell>
          <table:table-cell/>
          <table:table-cell table:style-name="ce1" table:formula="of:=[.R26]/[.$M26]" office:value-type="percentage" office:value="0.0101569713758079" calcext:value-type="percentage">
            <text:p>1,02%</text:p>
          </table:table-cell>
          <table:table-cell table:style-name="ce1" table:formula="of:=[.S26]/[.$M26]" office:value-type="percentage" office:value="0.000923361034164358" calcext:value-type="percentage">
            <text:p>0,09%</text:p>
          </table:table-cell>
          <table:table-cell table:style-name="ce1" table:formula="of:=[.T26]/[.$M26]" office:value-type="percentage" office:value="0.00646352723915051" calcext:value-type="percentage">
            <text:p>0,65%</text:p>
          </table:table-cell>
          <table:table-cell table:style-name="ce1" table:formula="of:=[.U26]/[.$M26]" office:value-type="percentage" office:value="0.00461680517082179" calcext:value-type="percentage">
            <text:p>0,46%</text:p>
          </table:table-cell>
          <table:table-cell table:style-name="ce1" table:formula="of:=SUM([.R27:.U27])" office:value-type="percentage" office:value="0.0221606648199446" calcext:value-type="percentage">
            <text:p>2,22%</text:p>
          </table:table-cell>
          <table:table-cell table:number-columns-repeated="4"/>
          <table:table-cell table:formula="of:=ROUND([.AA26])" office:value-type="float" office:value="988" calcext:value-type="float">
            <text:p>988</text:p>
          </table:table-cell>
          <table:table-cell table:formula="of:=ROUND([.AA27]*1.23250368+47.83)" office:value-type="float" office:value="1266" calcext:value-type="float">
            <text:p>1266</text:p>
          </table:table-cell>
          <table:table-cell table:formula="of:=ROUND([.AB27]*(1+2.22/100))" office:value-type="float" office:value="1294" calcext:value-type="float">
            <text:p>1294</text:p>
          </table:table-cell>
          <table:table-cell table:formula="of:=ROUND([.AC27]*1.21)" office:value-type="float" office:value="1566" calcext:value-type="float">
            <text:p>1566</text:p>
          </table:table-cell>
          <table:table-cell table:formula="of:=[.AD27]-1556" office:value-type="float" office:value="10" calcext:value-type="float">
            <text:p>10</text:p>
          </table:table-cell>
        </table:table-row>
        <table:table-row table:style-name="ro1">
          <table:table-cell table:number-columns-repeated="25"/>
          <table:table-cell office:value-type="float" office:value="0" calcext:value-type="float">
            <text:p>0</text:p>
          </table:table-cell>
          <table:table-cell table:formula="of:=ROUND([.AA26];2)+[.Z28]" office:value-type="float" office:value="988.11" calcext:value-type="float">
            <text:p>988,11</text:p>
          </table:table-cell>
          <table:table-cell table:formula="of:=[.AA28]*1.23250368+47.83" office:value-type="float" office:value="1265.6792112448" calcext:value-type="float">
            <text:p>1265,6792112448</text:p>
          </table:table-cell>
          <table:table-cell table:formula="of:=[.AB28]*(1+2.2/100)" office:value-type="float" office:value="1293.52415389219" calcext:value-type="float">
            <text:p>1293,5241538922</text:p>
          </table:table-cell>
          <table:table-cell table:formula="of:=[.AC28]*1.21" office:value-type="float" office:value="1565.16422620954" calcext:value-type="float">
            <text:p>1565,1642262096</text:p>
          </table:table-cell>
          <table:table-cell table:formula="of:=[.AD28]-1556" office:value-type="float" office:value="9.1642262095445" calcext:value-type="float">
            <text:p>9,1642262095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ESTEBAN</text:p>
          </table:table-cell>
          <table:table-cell office:value-type="string" calcext:value-type="string">
            <text:p>RODRIGUEZ BUGADA</text:p>
          </table:table-cell>
          <table:table-cell office:value-type="string" calcext:value-type="string">
            <text:p>FUZ056</text:p>
          </table:table-cell>
          <table:table-cell office:value-type="string" calcext:value-type="string">
            <text:p>2017-11-08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2017-11-01</text:p>
          </table:table-cell>
          <table:table-cell office:value-type="string" calcext:value-type="string">
            <text:p>9900</text:p>
          </table:table-cell>
          <table:table-cell office:value-type="string" calcext:value-type="string">
            <text:p>Prorroga</text:p>
          </table:table-cell>
          <table:table-cell office:value-type="float" office:value="15" calcext:value-type="float">
            <text:p>15</text:p>
          </table:table-cell>
          <table:table-cell office:value-type="float" office:value="188700" calcext:value-type="float">
            <text:p>188700</text:p>
          </table:table-cell>
          <table:table-cell office:value-type="float" office:value="1373" calcext:value-type="float">
            <text:p>13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18" calcext:value-type="float">
            <text:p>318</text:p>
          </table:table-cell>
          <table:table-cell office:value-type="float" office:value="0.23161" calcext:value-type="float">
            <text:p>0,23161</text:p>
          </table:table-cell>
          <table:table-cell table:number-columns-repeated="2" office:value-type="float" office:value="1691" calcext:value-type="float">
            <text:p>1691</text:p>
          </table:table-cell>
          <table:table-cell office:value-type="float" office:value="1075.19" calcext:value-type="float">
            <text:p>1075,19</text:p>
          </table:table-cell>
          <table:table-cell office:value-type="float" office:value="1264.9240360984" calcext:value-type="float">
            <text:p>1264,9240360984</text:p>
          </table:table-cell>
          <table:table-cell office:value-type="float" office:value="1617.97418042616" calcext:value-type="float">
            <text:p>1617,9741804262</text:p>
          </table:table-cell>
          <table:table-cell office:value-type="float" office:value="1992.71255579071" calcext:value-type="float">
            <text:p>1992,7125557907</text:p>
          </table:table-cell>
          <table:table-cell office:value-type="float" office:value="298" calcext:value-type="float">
            <text:p>298</text:p>
          </table:table-cell>
          <table:table-cell/>
        </table:table-row>
        <table:table-row table:style-name="ro1">
          <table:table-cell table:number-columns-repeated="15"/>
          <table:table-cell table:style-name="ce1" table:formula="of:=[.P29]/[.$M29]" office:value-type="percentage" office:value="0" calcext:value-type="percentage">
            <text:p>0,00%</text:p>
          </table:table-cell>
          <table:table-cell/>
          <table:table-cell table:style-name="ce1" table:formula="of:=[.R29]/[.$M29]" office:value-type="percentage" office:value="0.0101966496722505" calcext:value-type="percentage">
            <text:p>1,02%</text:p>
          </table:table-cell>
          <table:table-cell table:style-name="ce1" table:formula="of:=[.S29]/[.$M29]" office:value-type="percentage" office:value="0.000728332119446468" calcext:value-type="percentage">
            <text:p>0,07%</text:p>
          </table:table-cell>
          <table:table-cell table:style-name="ce1" table:formula="of:=[.T29]/[.$M29]" office:value-type="percentage" office:value="0.00582665695557174" calcext:value-type="percentage">
            <text:p>0,58%</text:p>
          </table:table-cell>
          <table:table-cell table:style-name="ce1" table:formula="of:=[.U29]/[.$M29]" office:value-type="percentage" office:value="0.00509832483612527" calcext:value-type="percentage">
            <text:p>0,51%</text:p>
          </table:table-cell>
          <table:table-cell table:style-name="ce1" table:formula="of:=SUM([.R30:.U30])" office:value-type="percentage" office:value="0.021849963583394" calcext:value-type="percentage">
            <text:p>2,18%</text:p>
          </table:table-cell>
          <table:table-cell table:number-columns-repeated="4"/>
          <table:table-cell table:formula="of:=ROUND([.AA29])" office:value-type="float" office:value="1265" calcext:value-type="float">
            <text:p>1265</text:p>
          </table:table-cell>
          <table:table-cell table:formula="of:=ROUND([.AA30]*1.23250368+47.83)" office:value-type="float" office:value="1607" calcext:value-type="float">
            <text:p>1607</text:p>
          </table:table-cell>
          <table:table-cell table:formula="of:=ROUND([.AB30]*(1+2.22/100))" office:value-type="float" office:value="1643" calcext:value-type="float">
            <text:p>1643</text:p>
          </table:table-cell>
          <table:table-cell table:formula="of:=ROUND([.AC30]*1.21)" office:value-type="float" office:value="1988" calcext:value-type="float">
            <text:p>1988</text:p>
          </table:table-cell>
          <table:table-cell table:formula="of:=[.AD30]-2062" office:value-type="float" office:value="-74" calcext:value-type="float">
            <text:p>-74</text:p>
          </table:table-cell>
        </table:table-row>
        <table:table-row table:style-name="ro1">
          <table:table-cell table:number-columns-repeated="25"/>
          <table:table-cell office:value-type="float" office:value="0" calcext:value-type="float">
            <text:p>0</text:p>
          </table:table-cell>
          <table:table-cell table:formula="of:=ROUND([.AA29];2)+[.Z31]" office:value-type="float" office:value="1264.92" calcext:value-type="float">
            <text:p>1264,92</text:p>
          </table:table-cell>
          <table:table-cell table:formula="of:=[.AA31]*1.23250368+47.83" office:value-type="float" office:value="1606.8485549056" calcext:value-type="float">
            <text:p>1606,8485549056</text:p>
          </table:table-cell>
          <table:table-cell table:formula="of:=[.AB31]*(1+2.2/100)" office:value-type="float" office:value="1642.19922311352" calcext:value-type="float">
            <text:p>1642,1992231135</text:p>
          </table:table-cell>
          <table:table-cell table:formula="of:=[.AC31]*1.21" office:value-type="float" office:value="1987.06105996736" calcext:value-type="float">
            <text:p>1987,0610599674</text:p>
          </table:table-cell>
          <table:table-cell table:formula="of:=[.AD31]-2062" office:value-type="float" office:value="-74.938940032637" calcext:value-type="float">
            <text:p>-74,9389400326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ESTEBAN</text:p>
          </table:table-cell>
          <table:table-cell office:value-type="string" calcext:value-type="string">
            <text:p>RODRIGUEZ BUGADA</text:p>
          </table:table-cell>
          <table:table-cell office:value-type="string" calcext:value-type="string">
            <text:p>FUZ056</text:p>
          </table:table-cell>
          <table:table-cell office:value-type="string" calcext:value-type="string">
            <text:p>2017-12-06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2017-12-01</text:p>
          </table:table-cell>
          <table:table-cell office:value-type="string" calcext:value-type="string">
            <text:p>9900</text:p>
          </table:table-cell>
          <table:table-cell office:value-type="string" calcext:value-type="string">
            <text:p>Prorroga</text:p>
          </table:table-cell>
          <table:table-cell office:value-type="float" office:value="16" calcext:value-type="float">
            <text:p>16</text:p>
          </table:table-cell>
          <table:table-cell office:value-type="float" office:value="204000" calcext:value-type="float">
            <text:p>204000</text:p>
          </table:table-cell>
          <table:table-cell office:value-type="float" office:value="1416" calcext:value-type="float">
            <text:p>14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28" calcext:value-type="float">
            <text:p>328</text:p>
          </table:table-cell>
          <table:table-cell office:value-type="float" office:value="0.231638" calcext:value-type="float">
            <text:p>0,231638</text:p>
          </table:table-cell>
          <table:table-cell office:value-type="float" office:value="1744" calcext:value-type="float">
            <text:p>1744</text:p>
          </table:table-cell>
          <table:table-cell office:value-type="float" office:value="1745" calcext:value-type="float">
            <text:p>1745</text:p>
          </table:table-cell>
          <table:table-cell office:value-type="float" office:value="1110.07" calcext:value-type="float">
            <text:p>1110,07</text:p>
          </table:table-cell>
          <table:table-cell office:value-type="float" office:value="1321.5163864856" calcext:value-type="float">
            <text:p>1321,5163864856</text:p>
          </table:table-cell>
          <table:table-cell office:value-type="float" office:value="1687.72446053821" calcext:value-type="float">
            <text:p>1687,7244605382</text:p>
          </table:table-cell>
          <table:table-cell office:value-type="float" office:value="2078.66628473068" calcext:value-type="float">
            <text:p>2078,6662847307</text:p>
          </table:table-cell>
          <table:table-cell office:value-type="float" office:value="332" calcext:value-type="float">
            <text:p>332</text:p>
          </table:table-cell>
          <table:table-cell/>
        </table:table-row>
        <table:table-row table:style-name="ro1">
          <table:table-cell table:number-columns-repeated="15"/>
          <table:table-cell table:style-name="ce1" table:formula="of:=[.P32]/[.$M32]" office:value-type="percentage" office:value="0" calcext:value-type="percentage">
            <text:p>0,00%</text:p>
          </table:table-cell>
          <table:table-cell/>
          <table:table-cell table:style-name="ce1" table:formula="of:=[.R32]/[.$M32]" office:value-type="percentage" office:value="0.00988700564971752" calcext:value-type="percentage">
            <text:p>0,99%</text:p>
          </table:table-cell>
          <table:table-cell table:style-name="ce1" table:formula="of:=[.S32]/[.$M32]" office:value-type="percentage" office:value="0.000706214689265537" calcext:value-type="percentage">
            <text:p>0,07%</text:p>
          </table:table-cell>
          <table:table-cell table:style-name="ce1" table:formula="of:=[.T32]/[.$M32]" office:value-type="percentage" office:value="0.00635593220338983" calcext:value-type="percentage">
            <text:p>0,64%</text:p>
          </table:table-cell>
          <table:table-cell table:style-name="ce1" table:formula="of:=[.U32]/[.$M32]" office:value-type="percentage" office:value="0.00494350282485876" calcext:value-type="percentage">
            <text:p>0,49%</text:p>
          </table:table-cell>
          <table:table-cell table:style-name="ce1" table:formula="of:=SUM([.R33:.U33])" office:value-type="percentage" office:value="0.0218926553672316" calcext:value-type="percentage">
            <text:p>2,19%</text:p>
          </table:table-cell>
          <table:table-cell table:number-columns-repeated="4"/>
          <table:table-cell table:formula="of:=ROUND([.AA32])" office:value-type="float" office:value="1322" calcext:value-type="float">
            <text:p>1322</text:p>
          </table:table-cell>
          <table:table-cell table:formula="of:=ROUND([.AA33]*1.23250368+47.83)" office:value-type="float" office:value="1677" calcext:value-type="float">
            <text:p>1677</text:p>
          </table:table-cell>
          <table:table-cell table:formula="of:=ROUND([.AB33]*(1+2.22/100))" office:value-type="float" office:value="1714" calcext:value-type="float">
            <text:p>1714</text:p>
          </table:table-cell>
          <table:table-cell table:formula="of:=ROUND([.AC33]*1.21)" office:value-type="float" office:value="2074" calcext:value-type="float">
            <text:p>2074</text:p>
          </table:table-cell>
          <table:table-cell table:formula="of:=[.AD33]-2062" office:value-type="float" office:value="12" calcext:value-type="float">
            <text:p>12</text:p>
          </table:table-cell>
        </table:table-row>
        <table:table-row table:style-name="ro1">
          <table:table-cell table:number-columns-repeated="25"/>
          <table:table-cell office:value-type="float" office:value="0" calcext:value-type="float">
            <text:p>0</text:p>
          </table:table-cell>
          <table:table-cell table:formula="of:=ROUND([.AA32];2)+[.Z34]" office:value-type="float" office:value="1321.52" calcext:value-type="float">
            <text:p>1321,52</text:p>
          </table:table-cell>
          <table:table-cell table:formula="of:=[.AA34]*1.23250368+47.83" office:value-type="float" office:value="1676.6082631936" calcext:value-type="float">
            <text:p>1676,6082631936</text:p>
          </table:table-cell>
          <table:table-cell table:formula="of:=[.AB34]*(1+2.2/100)" office:value-type="float" office:value="1713.49364498386" calcext:value-type="float">
            <text:p>1713,4936449839</text:p>
          </table:table-cell>
          <table:table-cell table:formula="of:=[.AC34]*1.21" office:value-type="float" office:value="2073.32731043047" calcext:value-type="float">
            <text:p>2073,3273104305</text:p>
          </table:table-cell>
          <table:table-cell table:formula="of:=[.AD34]-2062" office:value-type="float" office:value="11.3273104304694" calcext:value-type="float">
            <text:p>11,3273104305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ANTONIO</text:p>
          </table:table-cell>
          <table:table-cell office:value-type="string" calcext:value-type="string">
            <text:p>LOPEZ BORGES</text:p>
          </table:table-cell>
          <table:table-cell office:value-type="string" calcext:value-type="string">
            <text:p>FWI555</text:p>
          </table:table-cell>
          <table:table-cell office:value-type="string" calcext:value-type="string">
            <text:p>2017-11-09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2017-11-01</text:p>
          </table:table-cell>
          <table:table-cell office:value-type="string" calcext:value-type="string">
            <text:p>9900</text:p>
          </table:table-cell>
          <table:table-cell office:value-type="string" calcext:value-type="string">
            <text:p>Prorroga</text:p>
          </table:table-cell>
          <table:table-cell office:value-type="float" office:value="7" calcext:value-type="float">
            <text:p>7</text:p>
          </table:table-cell>
          <table:table-cell office:value-type="float" office:value="95900" calcext:value-type="float">
            <text:p>95900</text:p>
          </table:table-cell>
          <table:table-cell office:value-type="float" office:value="1138" calcext:value-type="float">
            <text:p>1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39" calcext:value-type="float">
            <text:p>23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81" calcext:value-type="float">
            <text:p>281</text:p>
          </table:table-cell>
          <table:table-cell office:value-type="float" office:value="0.246924" calcext:value-type="float">
            <text:p>0,246924</text:p>
          </table:table-cell>
          <table:table-cell office:value-type="float" office:value="1419" calcext:value-type="float">
            <text:p>1419</text:p>
          </table:table-cell>
          <table:table-cell office:value-type="float" office:value="1418" calcext:value-type="float">
            <text:p>1418</text:p>
          </table:table-cell>
          <table:table-cell office:value-type="float" office:value="884.52" calcext:value-type="float">
            <text:p>884,52</text:p>
          </table:table-cell>
          <table:table-cell office:value-type="float" office:value="951.0931492323" calcext:value-type="float">
            <text:p>951,0931492323</text:p>
          </table:table-cell>
          <table:table-cell office:value-type="float" office:value="1231.17645746601" calcext:value-type="float">
            <text:p>1231,176457466</text:p>
          </table:table-cell>
          <table:table-cell office:value-type="float" office:value="1535.18400100551" calcext:value-type="float">
            <text:p>1535,1840010055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table:number-columns-repeated="15"/>
          <table:table-cell table:style-name="ce1" table:formula="of:=[.P35]/[.$M35]" office:value-type="percentage" office:value="0.0149384885764499" calcext:value-type="percentage">
            <text:p>1,49%</text:p>
          </table:table-cell>
          <table:table-cell/>
          <table:table-cell table:style-name="ce1" table:formula="of:=[.R35]/[.$M35]" office:value-type="percentage" office:value="0.00966608084358524" calcext:value-type="percentage">
            <text:p>0,97%</text:p>
          </table:table-cell>
          <table:table-cell table:style-name="ce1" table:formula="of:=[.S35]/[.$M35]" office:value-type="percentage" office:value="0.000878734622144112" calcext:value-type="percentage">
            <text:p>0,09%</text:p>
          </table:table-cell>
          <table:table-cell table:style-name="ce1" table:formula="of:=[.T35]/[.$M35]" office:value-type="percentage" office:value="0.00615114235500879" calcext:value-type="percentage">
            <text:p>0,62%</text:p>
          </table:table-cell>
          <table:table-cell table:style-name="ce1" table:formula="of:=[.U35]/[.$M35]" office:value-type="percentage" office:value="0.00527240773286468" calcext:value-type="percentage">
            <text:p>0,53%</text:p>
          </table:table-cell>
          <table:table-cell table:style-name="ce1" table:formula="of:=SUM([.R36:.U36])" office:value-type="percentage" office:value="0.0219683655536028" calcext:value-type="percentage">
            <text:p>2,20%</text:p>
          </table:table-cell>
          <table:table-cell table:number-columns-repeated="9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ANTONIO</text:p>
          </table:table-cell>
          <table:table-cell office:value-type="string" calcext:value-type="string">
            <text:p>LOPEZ BORGES</text:p>
          </table:table-cell>
          <table:table-cell office:value-type="string" calcext:value-type="string">
            <text:p>FWI555</text:p>
          </table:table-cell>
          <table:table-cell office:value-type="string" calcext:value-type="string">
            <text:p>2017-12-06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2017-12-01</text:p>
          </table:table-cell>
          <table:table-cell office:value-type="string" calcext:value-type="string">
            <text:p>9900</text:p>
          </table:table-cell>
          <table:table-cell office:value-type="string" calcext:value-type="string">
            <text:p>Prorroga</text:p>
          </table:table-cell>
          <table:table-cell office:value-type="float" office:value="12" calcext:value-type="float">
            <text:p>12</text:p>
          </table:table-cell>
          <table:table-cell office:value-type="float" office:value="95900" calcext:value-type="float">
            <text:p>95900</text:p>
          </table:table-cell>
          <table:table-cell office:value-type="float" office:value="1087" calcext:value-type="float">
            <text:p>10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28" calcext:value-type="float">
            <text:p>22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68" calcext:value-type="float">
            <text:p>268</text:p>
          </table:table-cell>
          <table:table-cell office:value-type="float" office:value="0.24655" calcext:value-type="float">
            <text:p>0,24655</text:p>
          </table:table-cell>
          <table:table-cell table:number-columns-repeated="2" office:value-type="float" office:value="1355" calcext:value-type="float">
            <text:p>1355</text:p>
          </table:table-cell>
          <table:table-cell office:value-type="float" office:value="843.14" calcext:value-type="float">
            <text:p>843,14</text:p>
          </table:table-cell>
          <table:table-cell office:value-type="float" office:value="958.1107295355" calcext:value-type="float">
            <text:p>958,1107295355</text:p>
          </table:table-cell>
          <table:table-cell office:value-type="float" office:value="1239.8256510144" calcext:value-type="float">
            <text:p>1239,8256510144</text:p>
          </table:table-cell>
          <table:table-cell office:value-type="float" office:value="1545.5048363611" calcext:value-type="float">
            <text:p>1545,5048363611</text:p>
          </table:table-cell>
          <table:table-cell office:value-type="float" office:value="185" calcext:value-type="float">
            <text:p>185</text:p>
          </table:table-cell>
          <table:table-cell/>
        </table:table-row>
        <table:table-row table:style-name="ro1">
          <table:table-cell table:number-columns-repeated="15"/>
          <table:table-cell table:style-name="ce1" table:formula="of:=[.P37]/[.M37]" office:value-type="percentage" office:value="0.0147194112235511" calcext:value-type="percentage">
            <text:p>1,47%</text:p>
          </table:table-cell>
          <table:table-cell/>
          <table:table-cell table:style-name="ce1" table:formula="of:=[.R37]/[.$M37]" office:value-type="percentage" office:value="0.0101195952161914" calcext:value-type="percentage">
            <text:p>1,01%</text:p>
          </table:table-cell>
          <table:table-cell table:style-name="ce1" table:formula="of:=[.S37]/[.$M37]" office:value-type="percentage" office:value="0.000919963201471941" calcext:value-type="percentage">
            <text:p>0,09%</text:p>
          </table:table-cell>
          <table:table-cell table:style-name="ce1" table:formula="of:=[.T37]/[.$M37]" office:value-type="percentage" office:value="0.00643974241030359" calcext:value-type="percentage">
            <text:p>0,64%</text:p>
          </table:table-cell>
          <table:table-cell table:style-name="ce1" table:formula="of:=[.U37]/[.$M37]" office:value-type="percentage" office:value="0.00459981600735971" calcext:value-type="percentage">
            <text:p>0,46%</text:p>
          </table:table-cell>
          <table:table-cell table:style-name="ce1" table:formula="of:=SUM([.R38:.U38])" office:value-type="percentage" office:value="0.0220791168353266" calcext:value-type="percentage">
            <text:p>2,21%</text:p>
          </table:table-cell>
          <table:table-cell table:number-columns-repeated="9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NILDA</text:p>
          </table:table-cell>
          <table:table-cell office:value-type="string" calcext:value-type="string">
            <text:p>SHIMONE SAENZ</text:p>
          </table:table-cell>
          <table:table-cell office:value-type="string" calcext:value-type="string">
            <text:p>GOZ716</text:p>
          </table:table-cell>
          <table:table-cell office:value-type="string" calcext:value-type="string">
            <text:p>2017-12-13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2017-11-11</text:p>
          </table:table-cell>
          <table:table-cell office:value-type="string" calcext:value-type="string">
            <text:p>9900</text:p>
          </table:table-cell>
          <table:table-cell office:value-type="string" calcext:value-type="string">
            <text:p>Prorroga</text:p>
          </table:table-cell>
          <table:table-cell office:value-type="float" office:value="40" calcext:value-type="float">
            <text:p>40</text:p>
          </table:table-cell>
          <table:table-cell office:value-type="float" office:value="93800" calcext:value-type="float">
            <text:p>93800</text:p>
          </table:table-cell>
          <table:table-cell office:value-type="float" office:value="721" calcext:value-type="float">
            <text:p>7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office:value-type="float" office:value="0.231623" calcext:value-type="float">
            <text:p>0,231623</text:p>
          </table:table-cell>
          <table:table-cell table:number-columns-repeated="2" office:value-type="float" office:value="888" calcext:value-type="float">
            <text:p>888</text:p>
          </table:table-cell>
          <table:table-cell office:value-type="float" office:value="546.18" calcext:value-type="float">
            <text:p>546,18</text:p>
          </table:table-cell>
          <table:table-cell office:value-type="float" office:value="910.3015416554" calcext:value-type="float">
            <text:p>910,3015416554</text:p>
          </table:table-cell>
          <table:table-cell office:value-type="float" office:value="1180.9006510144" calcext:value-type="float">
            <text:p>1180,9006510144</text:p>
          </table:table-cell>
          <table:table-cell office:value-type="float" office:value="1454.42410277502" calcext:value-type="float">
            <text:p>1454,424102775</text:p>
          </table:table-cell>
          <table:table-cell office:value-type="float" office:value="592" calcext:value-type="float">
            <text:p>592</text:p>
          </table:table-cell>
          <table:table-cell/>
        </table:table-row>
        <table:table-row table:style-name="ro1">
          <table:table-cell table:number-columns-repeated="15"/>
          <table:table-cell table:style-name="ce1" table:formula="of:=[.P39]/[.M39]" office:value-type="percentage" office:value="0" calcext:value-type="percentage">
            <text:p>0,00%</text:p>
          </table:table-cell>
          <table:table-cell/>
          <table:table-cell table:style-name="ce1" table:formula="of:=[.R39]/[.$M39]" office:value-type="percentage" office:value="0.00970873786407767" calcext:value-type="percentage">
            <text:p>0,97%</text:p>
          </table:table-cell>
          <table:table-cell table:style-name="ce1" table:formula="of:=[.S39]/[.$M39]" office:value-type="percentage" office:value="0.0013869625520111" calcext:value-type="percentage">
            <text:p>0,14%</text:p>
          </table:table-cell>
          <table:table-cell table:style-name="ce1" table:formula="of:=[.T39]/[.$M39]" office:value-type="percentage" office:value="0.00554785020804438" calcext:value-type="percentage">
            <text:p>0,55%</text:p>
          </table:table-cell>
          <table:table-cell table:style-name="ce1" table:formula="of:=[.U39]/[.$M39]" office:value-type="percentage" office:value="0.00554785020804438" calcext:value-type="percentage">
            <text:p>0,55%</text:p>
          </table:table-cell>
          <table:table-cell table:style-name="ce1" table:formula="of:=SUM([.R40:.U40])" office:value-type="percentage" office:value="0.0221914008321775" calcext:value-type="percentage">
            <text:p>2,22%</text:p>
          </table:table-cell>
          <table:table-cell table:number-columns-repeated="9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MARIA FABIANA</text:p>
          </table:table-cell>
          <table:table-cell office:value-type="string" calcext:value-type="string">
            <text:p>GADOW</text:p>
          </table:table-cell>
          <table:table-cell office:value-type="string" calcext:value-type="string">
            <text:p>KPI916</text:p>
          </table:table-cell>
          <table:table-cell office:value-type="string" calcext:value-type="string">
            <text:p>2017-11-08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2017-11-01</text:p>
          </table:table-cell>
          <table:table-cell office:value-type="string" calcext:value-type="string">
            <text:p>9900</text:p>
          </table:table-cell>
          <table:table-cell office:value-type="string" calcext:value-type="string">
            <text:p>Prorroga</text:p>
          </table:table-cell>
          <table:table-cell office:value-type="float" office:value="19" calcext:value-type="float">
            <text:p>19</text:p>
          </table:table-cell>
          <table:table-cell office:value-type="float" office:value="428400" calcext:value-type="float">
            <text:p>428400</text:p>
          </table:table-cell>
          <table:table-cell office:value-type="float" office:value="2102" calcext:value-type="float">
            <text:p>21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2" calcext:value-type="float">
            <text:p>44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489" calcext:value-type="float">
            <text:p>489</text:p>
          </table:table-cell>
          <table:table-cell office:value-type="float" office:value="0.232636" calcext:value-type="float">
            <text:p>0,232636</text:p>
          </table:table-cell>
          <table:table-cell office:value-type="float" office:value="2591" calcext:value-type="float">
            <text:p>2591</text:p>
          </table:table-cell>
          <table:table-cell office:value-type="float" office:value="2590" calcext:value-type="float">
            <text:p>2590</text:p>
          </table:table-cell>
          <table:table-cell office:value-type="float" office:value="1666.66" calcext:value-type="float">
            <text:p>1666,66</text:p>
          </table:table-cell>
          <table:table-cell office:value-type="float" office:value="2057.6103640348" calcext:value-type="float">
            <text:p>2057,6103640348</text:p>
          </table:table-cell>
          <table:table-cell office:value-type="float" office:value="2594.96299669341" calcext:value-type="float">
            <text:p>2594,9629966934</text:p>
          </table:table-cell>
          <table:table-cell office:value-type="float" office:value="3198.64373188993" calcext:value-type="float">
            <text:p>3198,6437318899</text:p>
          </table:table-cell>
          <table:table-cell office:value-type="float" office:value="608" calcext:value-type="float">
            <text:p>608</text:p>
          </table:table-cell>
          <table:table-cell/>
        </table:table-row>
        <table:table-row table:style-name="ro1">
          <table:table-cell table:number-columns-repeated="15"/>
          <table:table-cell table:style-name="ce1" table:formula="of:=[.P41]/[.$M41]" office:value-type="percentage" office:value="0" calcext:value-type="percentage">
            <text:p>0,00%</text:p>
          </table:table-cell>
          <table:table-cell/>
          <table:table-cell table:style-name="ce1" table:formula="of:=[.R41]/[.$M41]" office:value-type="percentage" office:value="0.00999048525214082" calcext:value-type="percentage">
            <text:p>1,00%</text:p>
          </table:table-cell>
          <table:table-cell table:style-name="ce1" table:formula="of:=[.S41]/[.$M41]" office:value-type="percentage" office:value="0.000951474785918173" calcext:value-type="percentage">
            <text:p>0,10%</text:p>
          </table:table-cell>
          <table:table-cell table:style-name="ce1" table:formula="of:=[.T41]/[.$M41]" office:value-type="percentage" office:value="0.00618458610846813" calcext:value-type="percentage">
            <text:p>0,62%</text:p>
          </table:table-cell>
          <table:table-cell table:style-name="ce1" table:formula="of:=[.U41]/[.$M41]" office:value-type="percentage" office:value="0.00523311132254995" calcext:value-type="percentage">
            <text:p>0,52%</text:p>
          </table:table-cell>
          <table:table-cell table:style-name="ce1" table:formula="of:=SUM([.R42:.U42])" office:value-type="percentage" office:value="0.0223596574690771" calcext:value-type="percentage">
            <text:p>2,24%</text:p>
          </table:table-cell>
          <table:table-cell table:number-columns-repeated="4"/>
          <table:table-cell table:formula="of:=ROUND([.AA41])" office:value-type="float" office:value="2058" calcext:value-type="float">
            <text:p>2058</text:p>
          </table:table-cell>
          <table:table-cell table:formula="of:=ROUND([.AA42]*1.23250368+47.83)" office:value-type="float" office:value="2584" calcext:value-type="float">
            <text:p>2584</text:p>
          </table:table-cell>
          <table:table-cell table:formula="of:=ROUND([.AB42]*(1+2.22/100))" office:value-type="float" office:value="2641" calcext:value-type="float">
            <text:p>2641</text:p>
          </table:table-cell>
          <table:table-cell table:formula="of:=ROUND([.AC42]*1.21)" office:value-type="float" office:value="3196" calcext:value-type="float">
            <text:p>3196</text:p>
          </table:table-cell>
          <table:table-cell table:formula="of:=[.AD42]-3191" office:value-type="float" office:value="5" calcext:value-type="float">
            <text:p>5</text:p>
          </table:table-cell>
        </table:table-row>
        <table:table-row table:style-name="ro1">
          <table:table-cell table:number-columns-repeated="25"/>
          <table:table-cell office:value-type="float" office:value="0" calcext:value-type="float">
            <text:p>0</text:p>
          </table:table-cell>
          <table:table-cell table:formula="of:=ROUND([.AA41];2)+[.Z43]" office:value-type="float" office:value="2057.61" calcext:value-type="float">
            <text:p>2057,61</text:p>
          </table:table-cell>
          <table:table-cell table:formula="of:=[.AA43]*1.23250368+47.83" office:value-type="float" office:value="2583.8418970048" calcext:value-type="float">
            <text:p>2583,8418970048</text:p>
          </table:table-cell>
          <table:table-cell table:formula="of:=[.AB43]*(1+2.2/100)" office:value-type="float" office:value="2640.68641873891" calcext:value-type="float">
            <text:p>2640,6864187389</text:p>
          </table:table-cell>
          <table:table-cell table:formula="of:=[.AC43]*1.21" office:value-type="float" office:value="3195.23056667408" calcext:value-type="float">
            <text:p>3195,2305666741</text:p>
          </table:table-cell>
          <table:table-cell table:formula="of:=[.AD43]-3191" office:value-type="float" office:value="4.23056667407582" calcext:value-type="float">
            <text:p>4,2305666741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MARIA FABIANA</text:p>
          </table:table-cell>
          <table:table-cell office:value-type="string" calcext:value-type="string">
            <text:p>GADOW</text:p>
          </table:table-cell>
          <table:table-cell office:value-type="string" calcext:value-type="string">
            <text:p>KPI916</text:p>
          </table:table-cell>
          <table:table-cell office:value-type="string" calcext:value-type="string">
            <text:p>2017-12-06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2017-12-01</text:p>
          </table:table-cell>
          <table:table-cell office:value-type="string" calcext:value-type="string">
            <text:p>9900</text:p>
          </table:table-cell>
          <table:table-cell office:value-type="string" calcext:value-type="string">
            <text:p>Prorroga</text:p>
          </table:table-cell>
          <table:table-cell office:value-type="float" office:value="15" calcext:value-type="float">
            <text:p>15</text:p>
          </table:table-cell>
          <table:table-cell office:value-type="float" office:value="428400" calcext:value-type="float">
            <text:p>428400</text:p>
          </table:table-cell>
          <table:table-cell office:value-type="float" office:value="2211" calcext:value-type="float">
            <text:p>22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4" calcext:value-type="float">
            <text:p>46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office:value-type="float" office:value="0.231569" calcext:value-type="float">
            <text:p>0,231569</text:p>
          </table:table-cell>
          <table:table-cell office:value-type="float" office:value="2723" calcext:value-type="float">
            <text:p>2723</text:p>
          </table:table-cell>
          <table:table-cell office:value-type="float" office:value="2724" calcext:value-type="float">
            <text:p>2724</text:p>
          </table:table-cell>
          <table:table-cell office:value-type="float" office:value="1755.1" calcext:value-type="float">
            <text:p>1755,1</text:p>
          </table:table-cell>
          <table:table-cell office:value-type="float" office:value="2064.8261937465" calcext:value-type="float">
            <text:p>2064,8261937465</text:p>
          </table:table-cell>
          <table:table-cell office:value-type="float" office:value="2603.85653336734" calcext:value-type="float">
            <text:p>2603,8565333674</text:p>
          </table:table-cell>
          <table:table-cell office:value-type="float" office:value="3206.83009514214" calcext:value-type="float">
            <text:p>3206,8300951421</text:p>
          </table:table-cell>
          <table:table-cell office:value-type="float" office:value="481" calcext:value-type="float">
            <text:p>481</text:p>
          </table:table-cell>
          <table:table-cell/>
        </table:table-row>
        <table:table-row table:style-name="ro1">
          <table:table-cell table:number-columns-repeated="15"/>
          <table:table-cell table:style-name="ce1" table:formula="of:=[.P44]/[.$M44]" office:value-type="percentage" office:value="0" calcext:value-type="percentage">
            <text:p>0,00%</text:p>
          </table:table-cell>
          <table:table-cell/>
          <table:table-cell table:style-name="ce1" table:formula="of:=[.R44]/[.$M44]" office:value-type="percentage" office:value="0.0099502487562189" calcext:value-type="percentage">
            <text:p>1,00%</text:p>
          </table:table-cell>
          <table:table-cell table:style-name="ce1" table:formula="of:=[.S44]/[.$M44]" office:value-type="percentage" office:value="0.000904568068747173" calcext:value-type="percentage">
            <text:p>0,09%</text:p>
          </table:table-cell>
          <table:table-cell table:style-name="ce1" table:formula="of:=[.T44]/[.$M44]" office:value-type="percentage" office:value="0.00587969244685663" calcext:value-type="percentage">
            <text:p>0,59%</text:p>
          </table:table-cell>
          <table:table-cell table:style-name="ce1" table:formula="of:=[.U44]/[.$M44]" office:value-type="percentage" office:value="0.00497512437810945" calcext:value-type="percentage">
            <text:p>0,50%</text:p>
          </table:table-cell>
          <table:table-cell table:style-name="ce1" table:formula="of:=SUM([.R45:.U45])" office:value-type="percentage" office:value="0.0217096336499322" calcext:value-type="percentage">
            <text:p>2,17%</text:p>
          </table:table-cell>
          <table:table-cell table:number-columns-repeated="4"/>
          <table:table-cell table:formula="of:=ROUND([.AA44])" office:value-type="float" office:value="2065" calcext:value-type="float">
            <text:p>2065</text:p>
          </table:table-cell>
          <table:table-cell table:formula="of:=ROUND([.AA45]*1.23250368+47.83)" office:value-type="float" office:value="2593" calcext:value-type="float">
            <text:p>2593</text:p>
          </table:table-cell>
          <table:table-cell table:formula="of:=ROUND([.AB45]*(1+2.22/100))" office:value-type="float" office:value="2651" calcext:value-type="float">
            <text:p>2651</text:p>
          </table:table-cell>
          <table:table-cell table:formula="of:=ROUND([.AC45]*1.21)" office:value-type="float" office:value="3208" calcext:value-type="float">
            <text:p>3208</text:p>
          </table:table-cell>
          <table:table-cell table:formula="of:=[.AD45]-3191" office:value-type="float" office:value="17" calcext:value-type="float">
            <text:p>17</text:p>
          </table:table-cell>
        </table:table-row>
        <table:table-row table:style-name="ro1">
          <table:table-cell table:number-columns-repeated="25"/>
          <table:table-cell office:value-type="float" office:value="0" calcext:value-type="float">
            <text:p>0</text:p>
          </table:table-cell>
          <table:table-cell table:formula="of:=ROUND([.AA44];2)+[.Z46]" office:value-type="float" office:value="2064.83" calcext:value-type="float">
            <text:p>2064,83</text:p>
          </table:table-cell>
          <table:table-cell table:formula="of:=[.AA46]*1.23250368+47.83" office:value-type="float" office:value="2592.7405735744" calcext:value-type="float">
            <text:p>2592,7405735744</text:p>
          </table:table-cell>
          <table:table-cell table:formula="of:=[.AB46]*(1+2.2/100)" office:value-type="float" office:value="2649.78086619304" calcext:value-type="float">
            <text:p>2649,780866193</text:p>
          </table:table-cell>
          <table:table-cell table:formula="of:=[.AC46]*1.21" office:value-type="float" office:value="3206.23484809357" calcext:value-type="float">
            <text:p>3206,2348480936</text:p>
          </table:table-cell>
          <table:table-cell table:formula="of:=[.AD46]-3191" office:value-type="float" office:value="15.2348480935743" calcext:value-type="float">
            <text:p>15,2348480936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LUCIANO</text:p>
          </table:table-cell>
          <table:table-cell office:value-type="string" calcext:value-type="string">
            <text:p>CASSIN</text:p>
          </table:table-cell>
          <table:table-cell office:value-type="string" calcext:value-type="string">
            <text:p>KXZ633</text:p>
          </table:table-cell>
          <table:table-cell office:value-type="string" calcext:value-type="string">
            <text:p>2017-11-08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2017-11-01</text:p>
          </table:table-cell>
          <table:table-cell office:value-type="string" calcext:value-type="string">
            <text:p>9900</text:p>
          </table:table-cell>
          <table:table-cell office:value-type="string" calcext:value-type="string">
            <text:p>Prorroga</text:p>
          </table:table-cell>
          <table:table-cell office:value-type="float" office:value="20" calcext:value-type="float">
            <text:p>20</text:p>
          </table:table-cell>
          <table:table-cell office:value-type="float" office:value="696700" calcext:value-type="float">
            <text:p>696700</text:p>
          </table:table-cell>
          <table:table-cell office:value-type="float" office:value="1945" calcext:value-type="float">
            <text:p>19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51" calcext:value-type="float">
            <text:p>451</text:p>
          </table:table-cell>
          <table:table-cell office:value-type="float" office:value="0.231877" calcext:value-type="float">
            <text:p>0,231877</text:p>
          </table:table-cell>
          <table:table-cell table:number-columns-repeated="2" office:value-type="float" office:value="2396" calcext:value-type="float">
            <text:p>2396</text:p>
          </table:table-cell>
          <table:table-cell office:value-type="float" office:value="1539.28" calcext:value-type="float">
            <text:p>1539,28</text:p>
          </table:table-cell>
          <table:table-cell office:value-type="float" office:value="1924.1017600856" calcext:value-type="float">
            <text:p>1924,1017600856</text:p>
          </table:table-cell>
          <table:table-cell office:value-type="float" office:value="2430.4131510144" calcext:value-type="float">
            <text:p>2430,4131510144</text:p>
          </table:table-cell>
          <table:table-cell office:value-type="float" office:value="2993.96910531131" calcext:value-type="float">
            <text:p>2993,9691053113</text:p>
          </table:table-cell>
          <table:table-cell office:value-type="float" office:value="599" calcext:value-type="float">
            <text:p>599</text:p>
          </table:table-cell>
          <table:table-cell/>
        </table:table-row>
        <table:table-row table:style-name="ro1">
          <table:table-cell table:number-columns-repeated="15"/>
          <table:table-cell table:style-name="ce1" table:formula="of:=[.P47]/[.$M47]" office:value-type="percentage" office:value="0" calcext:value-type="percentage">
            <text:p>0,00%</text:p>
          </table:table-cell>
          <table:table-cell/>
          <table:table-cell table:style-name="ce1" table:formula="of:=[.R47]/[.$M47]" office:value-type="percentage" office:value="0.00976863753213368" calcext:value-type="percentage">
            <text:p>0,98%</text:p>
          </table:table-cell>
          <table:table-cell table:style-name="ce1" table:formula="of:=[.S47]/[.$M47]" office:value-type="percentage" office:value="0.00102827763496144" calcext:value-type="percentage">
            <text:p>0,10%</text:p>
          </table:table-cell>
          <table:table-cell table:style-name="ce1" table:formula="of:=[.T47]/[.$M47]" office:value-type="percentage" office:value="0.00616966580976864" calcext:value-type="percentage">
            <text:p>0,62%</text:p>
          </table:table-cell>
          <table:table-cell table:style-name="ce1" table:formula="of:=[.U47]/[.$M47]" office:value-type="percentage" office:value="0.0051413881748072" calcext:value-type="percentage">
            <text:p>0,51%</text:p>
          </table:table-cell>
          <table:table-cell table:style-name="ce1" table:formula="of:=SUM([.R48:.U48])" office:value-type="percentage" office:value="0.022107969151671" calcext:value-type="percentage">
            <text:p>2,21%</text:p>
          </table:table-cell>
          <table:table-cell table:number-columns-repeated="4"/>
          <table:table-cell table:formula="of:=ROUND([.AA47])" office:value-type="float" office:value="1924" calcext:value-type="float">
            <text:p>1924</text:p>
          </table:table-cell>
          <table:table-cell table:formula="of:=ROUND([.AA48]*1.23250368+47.83)" office:value-type="float" office:value="2419" calcext:value-type="float">
            <text:p>2419</text:p>
          </table:table-cell>
          <table:table-cell table:formula="of:=ROUND([.AB48]*(1+2.22/100))" office:value-type="float" office:value="2473" calcext:value-type="float">
            <text:p>2473</text:p>
          </table:table-cell>
          <table:table-cell table:formula="of:=ROUND([.AC48]*1.21)" office:value-type="float" office:value="2992" calcext:value-type="float">
            <text:p>2992</text:p>
          </table:table-cell>
          <table:table-cell table:formula="of:=[.AD48]-2987" office:value-type="float" office:value="5" calcext:value-type="float">
            <text:p>5</text:p>
          </table:table-cell>
        </table:table-row>
        <table:table-row table:style-name="ro1">
          <table:table-cell table:number-columns-repeated="25"/>
          <table:table-cell office:value-type="float" office:value="0" calcext:value-type="float">
            <text:p>0</text:p>
          </table:table-cell>
          <table:table-cell table:formula="of:=ROUND([.AA47];2)+[.Z49]" office:value-type="float" office:value="1924.1" calcext:value-type="float">
            <text:p>1924,1</text:p>
          </table:table-cell>
          <table:table-cell table:formula="of:=[.AA49]*1.23250368+47.83" office:value-type="float" office:value="2419.290330688" calcext:value-type="float">
            <text:p>2419,290330688</text:p>
          </table:table-cell>
          <table:table-cell table:formula="of:=[.AB49]*(1+2.2/100)" office:value-type="float" office:value="2472.51471796314" calcext:value-type="float">
            <text:p>2472,5147179631</text:p>
          </table:table-cell>
          <table:table-cell table:formula="of:=[.AC49]*1.21" office:value-type="float" office:value="2991.74280873539" calcext:value-type="float">
            <text:p>2991,7428087354</text:p>
          </table:table-cell>
          <table:table-cell table:formula="of:=[.AD49]-2987" office:value-type="float" office:value="4.74280873539419" calcext:value-type="float">
            <text:p>4,7428087354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LUCIANO</text:p>
          </table:table-cell>
          <table:table-cell office:value-type="string" calcext:value-type="string">
            <text:p>CASSIN</text:p>
          </table:table-cell>
          <table:table-cell office:value-type="string" calcext:value-type="string">
            <text:p>KXZ633</text:p>
          </table:table-cell>
          <table:table-cell office:value-type="string" calcext:value-type="string">
            <text:p>2017-12-11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2017-12-01</text:p>
          </table:table-cell>
          <table:table-cell office:value-type="string" calcext:value-type="string">
            <text:p>9900</text:p>
          </table:table-cell>
          <table:table-cell office:value-type="string" calcext:value-type="string">
            <text:p>Prorroga</text:p>
          </table:table-cell>
          <table:table-cell office:value-type="float" office:value="19" calcext:value-type="float">
            <text:p>19</text:p>
          </table:table-cell>
          <table:table-cell office:value-type="float" office:value="696700" calcext:value-type="float">
            <text:p>696700</text:p>
          </table:table-cell>
          <table:table-cell office:value-type="float" office:value="1976" calcext:value-type="float">
            <text:p>1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5" calcext:value-type="float">
            <text:p>41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59" calcext:value-type="float">
            <text:p>459</text:p>
          </table:table-cell>
          <table:table-cell office:value-type="float" office:value="0.232287" calcext:value-type="float">
            <text:p>0,232287</text:p>
          </table:table-cell>
          <table:table-cell office:value-type="float" office:value="2435" calcext:value-type="float">
            <text:p>2435</text:p>
          </table:table-cell>
          <table:table-cell office:value-type="float" office:value="2434" calcext:value-type="float">
            <text:p>2434</text:p>
          </table:table-cell>
          <table:table-cell office:value-type="float" office:value="1564.43" calcext:value-type="float">
            <text:p>1564,43</text:p>
          </table:table-cell>
          <table:table-cell office:value-type="float" office:value="1931.399336774" calcext:value-type="float">
            <text:p>1931,399336774</text:p>
          </table:table-cell>
          <table:table-cell office:value-type="float" office:value="2439.40744113786" calcext:value-type="float">
            <text:p>2439,4074411379</text:p>
          </table:table-cell>
          <table:table-cell office:value-type="float" office:value="3006.05117366937" calcext:value-type="float">
            <text:p>3006,0511736694</text:p>
          </table:table-cell>
          <table:table-cell office:value-type="float" office:value="571" calcext:value-type="float">
            <text:p>571</text:p>
          </table:table-cell>
          <table:table-cell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BENEDETTI</text:p>
          </table:table-cell>
          <table:table-cell office:value-type="string" calcext:value-type="string">
            <text:p>KZI628</text:p>
          </table:table-cell>
          <table:table-cell office:value-type="string" calcext:value-type="string">
            <text:p>2017-12-11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2017-11-30</text:p>
          </table:table-cell>
          <table:table-cell office:value-type="string" calcext:value-type="string">
            <text:p>9900</text:p>
          </table:table-cell>
          <table:table-cell office:value-type="string" calcext:value-type="string">
            <text:p>Prorroga</text:p>
          </table:table-cell>
          <table:table-cell office:value-type="float" office:value="9" calcext:value-type="float">
            <text:p>9</text:p>
          </table:table-cell>
          <table:table-cell office:value-type="float" office:value="233600" calcext:value-type="float">
            <text:p>233600</text:p>
          </table:table-cell>
          <table:table-cell office:value-type="float" office:value="1312" calcext:value-type="float">
            <text:p>1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75" calcext:value-type="float">
            <text:p>27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23" calcext:value-type="float">
            <text:p>323</text:p>
          </table:table-cell>
          <table:table-cell office:value-type="float" office:value="0.246189" calcext:value-type="float">
            <text:p>0,246189</text:p>
          </table:table-cell>
          <table:table-cell table:number-columns-repeated="2" office:value-type="float" office:value="1635" calcext:value-type="float">
            <text:p>1635</text:p>
          </table:table-cell>
          <table:table-cell office:value-type="float" office:value="1025.69" calcext:value-type="float">
            <text:p>1025,69</text:p>
          </table:table-cell>
          <table:table-cell office:value-type="float" office:value="1127.1348108249" calcext:value-type="float">
            <text:p>1127,1348108249</text:p>
          </table:table-cell>
          <table:table-cell office:value-type="float" office:value="1448.1484532122" calcext:value-type="float">
            <text:p>1448,1484532122</text:p>
          </table:table-cell>
          <table:table-cell office:value-type="float" office:value="1804.66670808076" calcext:value-type="float">
            <text:p>1804,6667080808</text:p>
          </table:table-cell>
          <table:table-cell office:value-type="float" office:value="162" calcext:value-type="float">
            <text:p>162</text:p>
          </table:table-cell>
          <table:table-cell/>
        </table:table-row>
        <table:table-row table:style-name="ro1">
          <table:table-cell table:number-columns-repeated="15"/>
          <table:table-cell table:style-name="ce1" table:formula="of:=[.P51]/[.$M51]" office:value-type="percentage" office:value="0.0144817073170732" calcext:value-type="percentage">
            <text:p>1,45%</text:p>
          </table:table-cell>
          <table:table-cell/>
          <table:table-cell table:style-name="ce1" table:formula="of:=[.R51]/[.$M51]" office:value-type="percentage" office:value="0.00990853658536585" calcext:value-type="percentage">
            <text:p>0,99%</text:p>
          </table:table-cell>
          <table:table-cell table:style-name="ce1" table:formula="of:=[.S51]/[.$M51]" office:value-type="percentage" office:value="0.00076219512195122" calcext:value-type="percentage">
            <text:p>0,08%</text:p>
          </table:table-cell>
          <table:table-cell table:style-name="ce1" table:formula="of:=[.T51]/[.$M51]" office:value-type="percentage" office:value="0.00609756097560976" calcext:value-type="percentage">
            <text:p>0,61%</text:p>
          </table:table-cell>
          <table:table-cell table:style-name="ce1" table:formula="of:=[.U51]/[.$M51]" office:value-type="percentage" office:value="0.00533536585365854" calcext:value-type="percentage">
            <text:p>0,53%</text:p>
          </table:table-cell>
          <table:table-cell table:style-name="ce1" table:formula="of:=SUM([.R52:.U52])" office:value-type="percentage" office:value="0.0221036585365854" calcext:value-type="percentage">
            <text:p>2,21%</text:p>
          </table:table-cell>
          <table:table-cell table:number-columns-repeated="4"/>
          <table:table-cell table:formula="of:=ROUND([.AA51])" office:value-type="float" office:value="1127" calcext:value-type="float">
            <text:p>1127</text:p>
          </table:table-cell>
          <table:table-cell table:formula="of:=ROUND([.AA52]*1.23250368+47.83)" office:value-type="float" office:value="1437" calcext:value-type="float">
            <text:p>1437</text:p>
          </table:table-cell>
          <table:table-cell table:formula="of:=ROUND([.AB52]*(1+(2.22+1.45)/100))" office:value-type="float" office:value="1490" calcext:value-type="float">
            <text:p>1490</text:p>
          </table:table-cell>
          <table:table-cell table:formula="of:=ROUND([.AC52]*1.21)" office:value-type="float" office:value="1803" calcext:value-type="float">
            <text:p>1803</text:p>
          </table:table-cell>
          <table:table-cell table:formula="of:=[.AD52]-1789" office:value-type="float" office:value="14" calcext:value-type="float">
            <text:p>14</text:p>
          </table:table-cell>
        </table:table-row>
        <table:table-row table:style-name="ro1">
          <table:table-cell table:number-columns-repeated="25"/>
          <table:table-cell office:value-type="float" office:value="0" calcext:value-type="float">
            <text:p>0</text:p>
          </table:table-cell>
          <table:table-cell table:formula="of:=ROUND([.AA51];2)+[.Z53]" office:value-type="float" office:value="1127.13" calcext:value-type="float">
            <text:p>1127,13</text:p>
          </table:table-cell>
          <table:table-cell table:formula="of:=[.AA53]*1.23250368+47.83" office:value-type="float" office:value="1437.0218728384" calcext:value-type="float">
            <text:p>1437,0218728384</text:p>
          </table:table-cell>
          <table:table-cell table:formula="of:=[.AB53]*(1+(2.2+1.45)/100)" office:value-type="float" office:value="1489.473171197" calcext:value-type="float">
            <text:p>1489,473171197</text:p>
          </table:table-cell>
          <table:table-cell table:formula="of:=[.AC53]*1.21" office:value-type="float" office:value="1802.26253714837" calcext:value-type="float">
            <text:p>1802,2625371484</text:p>
          </table:table-cell>
          <table:table-cell table:formula="of:=[.AD53]-1789" office:value-type="float" office:value="13.2625371483719" calcext:value-type="float">
            <text:p>13,262537148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AUGUSTO</text:p>
          </table:table-cell>
          <table:table-cell office:value-type="string" calcext:value-type="string">
            <text:p>LOPEZ PRIETO</text:p>
          </table:table-cell>
          <table:table-cell office:value-type="string" calcext:value-type="string">
            <text:p>LDP315</text:p>
          </table:table-cell>
          <table:table-cell office:value-type="string" calcext:value-type="string">
            <text:p>2017-11-08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2017-11-01</text:p>
          </table:table-cell>
          <table:table-cell office:value-type="string" calcext:value-type="string">
            <text:p>9900</text:p>
          </table:table-cell>
          <table:table-cell office:value-type="string" calcext:value-type="string">
            <text:p>Prorroga</text:p>
          </table:table-cell>
          <table:table-cell office:value-type="float" office:value="16" calcext:value-type="float">
            <text:p>16</text:p>
          </table:table-cell>
          <table:table-cell office:value-type="float" office:value="550800" calcext:value-type="float">
            <text:p>550800</text:p>
          </table:table-cell>
          <table:table-cell office:value-type="float" office:value="2453" calcext:value-type="float">
            <text:p>24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69" calcext:value-type="float">
            <text:p>569</text:p>
          </table:table-cell>
          <table:table-cell office:value-type="float" office:value="0.231961" calcext:value-type="float">
            <text:p>0,231961</text:p>
          </table:table-cell>
          <table:table-cell office:value-type="float" office:value="3022" calcext:value-type="float">
            <text:p>3022</text:p>
          </table:table-cell>
          <table:table-cell office:value-type="float" office:value="3023" calcext:value-type="float">
            <text:p>3023</text:p>
          </table:table-cell>
          <table:table-cell office:value-type="float" office:value="1951.45" calcext:value-type="float">
            <text:p>1951,45</text:p>
          </table:table-cell>
          <table:table-cell office:value-type="float" office:value="2323.1554319153" calcext:value-type="float">
            <text:p>2323,1554319153</text:p>
          </table:table-cell>
          <table:table-cell office:value-type="float" office:value="2922.24827006202" calcext:value-type="float">
            <text:p>2922,248270062</text:p>
          </table:table-cell>
          <table:table-cell office:value-type="float" office:value="3600.09550433242" calcext:value-type="float">
            <text:p>3600,0955043324</text:p>
          </table:table-cell>
          <table:table-cell office:value-type="float" office:value="576" calcext:value-type="float">
            <text:p>576</text:p>
          </table:table-cell>
          <table:table-cell/>
        </table:table-row>
        <table:table-row table:style-name="ro1">
          <table:table-cell table:number-columns-repeated="15"/>
          <table:table-cell table:style-name="ce1" table:formula="of:=[.P54]/[.$M54]" office:value-type="percentage" office:value="0" calcext:value-type="percentage">
            <text:p>0,00%</text:p>
          </table:table-cell>
          <table:table-cell/>
          <table:table-cell table:style-name="ce1" table:formula="of:=[.R54]/[.$M54]" office:value-type="percentage" office:value="0.0101916021198532" calcext:value-type="percentage">
            <text:p>1,02%</text:p>
          </table:table-cell>
          <table:table-cell table:style-name="ce1" table:formula="of:=[.S54]/[.$M54]" office:value-type="percentage" office:value="0.000815328169588259" calcext:value-type="percentage">
            <text:p>0,08%</text:p>
          </table:table-cell>
          <table:table-cell table:style-name="ce1" table:formula="of:=[.T54]/[.$M54]" office:value-type="percentage" office:value="0.00611496127191194" calcext:value-type="percentage">
            <text:p>0,61%</text:p>
          </table:table-cell>
          <table:table-cell table:style-name="ce1" table:formula="of:=[.U54]/[.$M54]" office:value-type="percentage" office:value="0.00489196901752956" calcext:value-type="percentage">
            <text:p>0,49%</text:p>
          </table:table-cell>
          <table:table-cell table:style-name="ce1" table:formula="of:=SUM([.R55:.U55])" office:value-type="percentage" office:value="0.022013860578883" calcext:value-type="percentage">
            <text:p>2,20%</text:p>
          </table:table-cell>
          <table:table-cell table:number-columns-repeated="4"/>
          <table:table-cell table:formula="of:=ROUND([.AA54])" office:value-type="float" office:value="2323" calcext:value-type="float">
            <text:p>2323</text:p>
          </table:table-cell>
          <table:table-cell table:formula="of:=ROUND([.AA55]*1.23250368+47.83)" office:value-type="float" office:value="2911" calcext:value-type="float">
            <text:p>2911</text:p>
          </table:table-cell>
          <table:table-cell table:formula="of:=ROUND([.AB55]*(1+(2.22+1.45)/100))" office:value-type="float" office:value="3018" calcext:value-type="float">
            <text:p>3018</text:p>
          </table:table-cell>
          <table:table-cell table:formula="of:=ROUND([.AC55]*1.21)" office:value-type="float" office:value="3652" calcext:value-type="float">
            <text:p>3652</text:p>
          </table:table-cell>
          <table:table-cell table:formula="of:=[.AD55]-3555" office:value-type="float" office:value="97" calcext:value-type="float">
            <text:p>97</text:p>
          </table:table-cell>
        </table:table-row>
        <table:table-row table:style-name="ro1">
          <table:table-cell table:number-columns-repeated="25"/>
          <table:table-cell office:value-type="float" office:value="0" calcext:value-type="float">
            <text:p>0</text:p>
          </table:table-cell>
          <table:table-cell table:formula="of:=ROUND([.AA54];2)+[.Z56]" office:value-type="float" office:value="2323.16" calcext:value-type="float">
            <text:p>2323,16</text:p>
          </table:table-cell>
          <table:table-cell table:formula="of:=[.AA56]*1.23250368+47.83" office:value-type="float" office:value="2911.1332492288" calcext:value-type="float">
            <text:p>2911,1332492288</text:p>
          </table:table-cell>
          <table:table-cell table:formula="of:=[.AB56]*(1+(2.2+0)/100)" office:value-type="float" office:value="2975.17818071183" calcext:value-type="float">
            <text:p>2975,1781807118</text:p>
          </table:table-cell>
          <table:table-cell table:formula="of:=[.AC56]*1.21" office:value-type="float" office:value="3599.96559866132" calcext:value-type="float">
            <text:p>3599,9655986613</text:p>
          </table:table-cell>
          <table:table-cell table:formula="of:=[.AD56]-3555" office:value-type="float" office:value="44.9655986613179" calcext:value-type="float">
            <text:p>44,9655986613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AUGUSTO</text:p>
          </table:table-cell>
          <table:table-cell office:value-type="string" calcext:value-type="string">
            <text:p>LOPEZ PRIETO</text:p>
          </table:table-cell>
          <table:table-cell office:value-type="string" calcext:value-type="string">
            <text:p>LDP315</text:p>
          </table:table-cell>
          <table:table-cell office:value-type="string" calcext:value-type="string">
            <text:p>2017-12-06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2017-12-01</text:p>
          </table:table-cell>
          <table:table-cell office:value-type="string" calcext:value-type="string">
            <text:p>9900</text:p>
          </table:table-cell>
          <table:table-cell office:value-type="string" calcext:value-type="string">
            <text:p>Prorroga</text:p>
          </table:table-cell>
          <table:table-cell office:value-type="float" office:value="18" calcext:value-type="float">
            <text:p>18</text:p>
          </table:table-cell>
          <table:table-cell office:value-type="float" office:value="540600" calcext:value-type="float">
            <text:p>540600</text:p>
          </table:table-cell>
          <table:table-cell office:value-type="float" office:value="2377" calcext:value-type="float">
            <text:p>23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51" calcext:value-type="float">
            <text:p>551</text:p>
          </table:table-cell>
          <table:table-cell office:value-type="float" office:value="0.231805" calcext:value-type="float">
            <text:p>0,231805</text:p>
          </table:table-cell>
          <table:table-cell office:value-type="float" office:value="2928" calcext:value-type="float">
            <text:p>2928</text:p>
          </table:table-cell>
          <table:table-cell office:value-type="float" office:value="2929" calcext:value-type="float">
            <text:p>2929</text:p>
          </table:table-cell>
          <table:table-cell office:value-type="float" office:value="1889.79" calcext:value-type="float">
            <text:p>1889,79</text:p>
          </table:table-cell>
          <table:table-cell office:value-type="float" office:value="2304.6188547788" calcext:value-type="float">
            <text:p>2304,6188547788</text:p>
          </table:table-cell>
          <table:table-cell office:value-type="float" office:value="2899.4018705266" calcext:value-type="float">
            <text:p>2899,4018705266</text:p>
          </table:table-cell>
          <table:table-cell office:value-type="float" office:value="3571.49712953381" calcext:value-type="float">
            <text:p>3571,4971295338</text:p>
          </table:table-cell>
          <table:table-cell office:value-type="float" office:value="643" calcext:value-type="float">
            <text:p>643</text:p>
          </table:table-cell>
          <table:table-cell/>
        </table:table-row>
        <table:table-row table:style-name="ro1">
          <table:table-cell table:number-columns-repeated="15"/>
          <table:table-cell table:style-name="ce1" table:formula="of:=[.P57]/[.$M57]" office:value-type="percentage" office:value="0" calcext:value-type="percentage">
            <text:p>0,00%</text:p>
          </table:table-cell>
          <table:table-cell/>
          <table:table-cell table:style-name="ce1" table:formula="of:=[.R57]/[.$M57]" office:value-type="percentage" office:value="0.0100967606226336" calcext:value-type="percentage">
            <text:p>1,01%</text:p>
          </table:table-cell>
          <table:table-cell table:style-name="ce1" table:formula="of:=[.S57]/[.$M57]" office:value-type="percentage" office:value="0.000841396718552798" calcext:value-type="percentage">
            <text:p>0,08%</text:p>
          </table:table-cell>
          <table:table-cell table:style-name="ce1" table:formula="of:=[.T57]/[.$M57]" office:value-type="percentage" office:value="0.00588977702986958" calcext:value-type="percentage">
            <text:p>0,59%</text:p>
          </table:table-cell>
          <table:table-cell table:style-name="ce1" table:formula="of:=[.U57]/[.$M57]" office:value-type="percentage" office:value="0.00504838031131679" calcext:value-type="percentage">
            <text:p>0,50%</text:p>
          </table:table-cell>
          <table:table-cell table:style-name="ce1" table:formula="of:=SUM([.R58:.U58])" office:value-type="percentage" office:value="0.0218763146823727" calcext:value-type="percentage">
            <text:p>2,19%</text:p>
          </table:table-cell>
          <table:table-cell table:number-columns-repeated="4"/>
          <table:table-cell table:formula="of:=ROUND([.AA57])" office:value-type="float" office:value="2305" calcext:value-type="float">
            <text:p>2305</text:p>
          </table:table-cell>
          <table:table-cell table:formula="of:=ROUND([.AA58]*1.23250368+47.83)" office:value-type="float" office:value="2889" calcext:value-type="float">
            <text:p>2889</text:p>
          </table:table-cell>
          <table:table-cell table:formula="of:=ROUND([.AB58]*(1+(2.22+0)/100))" office:value-type="float" office:value="2953" calcext:value-type="float">
            <text:p>2953</text:p>
          </table:table-cell>
          <table:table-cell table:formula="of:=ROUND([.AC58]*1.21)" office:value-type="float" office:value="3573" calcext:value-type="float">
            <text:p>3573</text:p>
          </table:table-cell>
          <table:table-cell table:formula="of:=[.AD58]-3555" office:value-type="float" office:value="18" calcext:value-type="float">
            <text:p>18</text:p>
          </table:table-cell>
        </table:table-row>
        <table:table-row table:style-name="ro1">
          <table:table-cell table:number-columns-repeated="25"/>
          <table:table-cell office:value-type="float" office:value="0" calcext:value-type="float">
            <text:p>0</text:p>
          </table:table-cell>
          <table:table-cell table:formula="of:=ROUND([.AA57];2)+[.Z59]" office:value-type="float" office:value="2304.62" calcext:value-type="float">
            <text:p>2304,62</text:p>
          </table:table-cell>
          <table:table-cell table:formula="of:=[.AA59]*1.23250368+47.83" office:value-type="float" office:value="2888.2826310016" calcext:value-type="float">
            <text:p>2888,2826310016</text:p>
          </table:table-cell>
          <table:table-cell table:formula="of:=[.AB59]*(1+(2.2+0)/100)" office:value-type="float" office:value="2951.82484888364" calcext:value-type="float">
            <text:p>2951,8248488836</text:p>
          </table:table-cell>
          <table:table-cell table:formula="of:=[.AC59]*1.21" office:value-type="float" office:value="3571.7080671492" calcext:value-type="float">
            <text:p>3571,7080671492</text:p>
          </table:table-cell>
          <table:table-cell table:formula="of:=[.AD59]-3555" office:value-type="float" office:value="16.7080671491985" calcext:value-type="float">
            <text:p>16,7080671492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SEBASTIAN MATIAS</text:p>
          </table:table-cell>
          <table:table-cell office:value-type="string" calcext:value-type="string">
            <text:p>DENKER</text:p>
          </table:table-cell>
          <table:table-cell office:value-type="string" calcext:value-type="string">
            <text:p>LJL447</text:p>
          </table:table-cell>
          <table:table-cell office:value-type="string" calcext:value-type="string">
            <text:p>2017-10-3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2017-11-01</text:p>
          </table:table-cell>
          <table:table-cell table:number-columns-repeated="2" office:value-type="string" calcext:value-type="string">
            <text:p/>
          </table:table-cell>
          <table:table-cell office:value-type="float" office:value="25" calcext:value-type="float">
            <text:p>25</text:p>
          </table:table-cell>
          <table:table-cell office:value-type="float" office:value="156100" calcext:value-type="float">
            <text:p>156100</text:p>
          </table:table-cell>
          <table:table-cell office:value-type="float" office:value="1183" calcext:value-type="float">
            <text:p>11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74" calcext:value-type="float">
            <text:p>274</text:p>
          </table:table-cell>
          <table:table-cell office:value-type="float" office:value="0.231615" calcext:value-type="float">
            <text:p>0,231615</text:p>
          </table:table-cell>
          <table:table-cell office:value-type="float" office:value="1457" calcext:value-type="float">
            <text:p>1457</text:p>
          </table:table-cell>
          <table:table-cell office:value-type="float" office:value="1458" calcext:value-type="float">
            <text:p>1458</text:p>
          </table:table-cell>
          <table:table-cell office:value-type="float" office:value="921.03" calcext:value-type="float">
            <text:p>921,03</text:p>
          </table:table-cell>
          <table:table-cell office:value-type="float" office:value="1228.0369012772" calcext:value-type="float">
            <text:p>1228,0369012772</text:p>
          </table:table-cell>
          <table:table-cell office:value-type="float" office:value="1572.5106510144" calcext:value-type="float">
            <text:p>1572,5106510144</text:p>
          </table:table-cell>
          <table:table-cell office:value-type="float" office:value="1936.72698100421" calcext:value-type="float">
            <text:p>1936,7269810042</text:p>
          </table:table-cell>
          <table:table-cell office:value-type="float" office:value="486" calcext:value-type="float">
            <text:p>486</text:p>
          </table:table-cell>
          <table:table-cell/>
        </table:table-row>
        <table:table-row table:style-name="ro1">
          <table:table-cell table:number-columns-repeated="15"/>
          <table:table-cell table:style-name="ce1" table:formula="of:=[.P60]/[.$M60]" office:value-type="percentage" office:value="0" calcext:value-type="percentage">
            <text:p>0,00%</text:p>
          </table:table-cell>
          <table:table-cell/>
          <table:table-cell table:style-name="ce1" table:formula="of:=[.R60]/[.$M60]" office:value-type="percentage" office:value="0.0101437024513948" calcext:value-type="percentage">
            <text:p>1,01%</text:p>
          </table:table-cell>
          <table:table-cell table:style-name="ce1" table:formula="of:=[.S60]/[.$M60]" office:value-type="percentage" office:value="0.00084530853761623" calcext:value-type="percentage">
            <text:p>0,08%</text:p>
          </table:table-cell>
          <table:table-cell table:style-name="ce1" table:formula="of:=[.T60]/[.$M60]" office:value-type="percentage" office:value="0.00591715976331361" calcext:value-type="percentage">
            <text:p>0,59%</text:p>
          </table:table-cell>
          <table:table-cell table:style-name="ce1" table:formula="of:=[.U60]/[.$M60]" office:value-type="percentage" office:value="0.00507185122569738" calcext:value-type="percentage">
            <text:p>0,51%</text:p>
          </table:table-cell>
          <table:table-cell table:style-name="ce1" table:formula="of:=SUM([.R61:.U61])" office:value-type="percentage" office:value="0.021978021978022" calcext:value-type="percentage">
            <text:p>2,20%</text:p>
          </table:table-cell>
          <table:table-cell table:number-columns-repeated="4"/>
          <table:table-cell table:formula="of:=ROUND([.AA60])" office:value-type="float" office:value="1228" calcext:value-type="float">
            <text:p>1228</text:p>
          </table:table-cell>
          <table:table-cell table:formula="of:=ROUND([.AA61]*1.23250368+47.83)" office:value-type="float" office:value="1561" calcext:value-type="float">
            <text:p>1561</text:p>
          </table:table-cell>
          <table:table-cell table:formula="of:=ROUND([.AB61]*(1+(2.22+0)/100))" office:value-type="float" office:value="1596" calcext:value-type="float">
            <text:p>1596</text:p>
          </table:table-cell>
          <table:table-cell table:formula="of:=ROUND([.AC61]*1.21)" office:value-type="float" office:value="1931" calcext:value-type="float">
            <text:p>1931</text:p>
          </table:table-cell>
          <table:table-cell table:formula="of:=[.AD61]-1930" office:value-type="float" office:value="1" calcext:value-type="float">
            <text:p>1</text:p>
          </table:table-cell>
        </table:table-row>
        <table:table-row table:style-name="ro1">
          <table:table-cell table:number-columns-repeated="25"/>
          <table:table-cell office:value-type="float" office:value="0" calcext:value-type="float">
            <text:p>0</text:p>
          </table:table-cell>
          <table:table-cell table:formula="of:=ROUND([.AA60];2)+[.Z62]" office:value-type="float" office:value="1228.04" calcext:value-type="float">
            <text:p>1228,04</text:p>
          </table:table-cell>
          <table:table-cell table:formula="of:=[.AA62]*1.23250368+47.83" office:value-type="float" office:value="1561.3938191872" calcext:value-type="float">
            <text:p>1561,3938191872</text:p>
          </table:table-cell>
          <table:table-cell table:formula="of:=[.AB62]*(1+(2.2+0)/100)" office:value-type="float" office:value="1595.74448320932" calcext:value-type="float">
            <text:p>1595,7444832093</text:p>
          </table:table-cell>
          <table:table-cell table:formula="of:=[.AC62]*1.21" office:value-type="float" office:value="1930.85082468328" calcext:value-type="float">
            <text:p>1930,8508246833</text:p>
          </table:table-cell>
          <table:table-cell table:formula="of:=[.AD62]-1930" office:value-type="float" office:value="0.85082468327505" calcext:value-type="float">
            <text:p>0,8508246833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SEBASTIAN MATIAS</text:p>
          </table:table-cell>
          <table:table-cell office:value-type="string" calcext:value-type="string">
            <text:p>DENKER</text:p>
          </table:table-cell>
          <table:table-cell office:value-type="string" calcext:value-type="string">
            <text:p>LJL447</text:p>
          </table:table-cell>
          <table:table-cell office:value-type="string" calcext:value-type="string">
            <text:p>2017-12-06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2017-12-01</text:p>
          </table:table-cell>
          <table:table-cell office:value-type="string" calcext:value-type="string">
            <text:p>9900</text:p>
          </table:table-cell>
          <table:table-cell office:value-type="string" calcext:value-type="string">
            <text:p>Prorroga</text:p>
          </table:table-cell>
          <table:table-cell office:value-type="float" office:value="29" calcext:value-type="float">
            <text:p>29</text:p>
          </table:table-cell>
          <table:table-cell office:value-type="float" office:value="156100" calcext:value-type="float">
            <text:p>156100</text:p>
          </table:table-cell>
          <table:table-cell office:value-type="float" office:value="1130" calcext:value-type="float">
            <text:p>11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62" calcext:value-type="float">
            <text:p>262</text:p>
          </table:table-cell>
          <table:table-cell office:value-type="float" office:value="0.231858" calcext:value-type="float">
            <text:p>0,231858</text:p>
          </table:table-cell>
          <table:table-cell table:number-columns-repeated="2" office:value-type="float" office:value="1392" calcext:value-type="float">
            <text:p>1392</text:p>
          </table:table-cell>
          <table:table-cell office:value-type="float" office:value="878.03" calcext:value-type="float">
            <text:p>878,03</text:p>
          </table:table-cell>
          <table:table-cell office:value-type="float" office:value="1236.6560224725" calcext:value-type="float">
            <text:p>1236,6560224725</text:p>
          </table:table-cell>
          <table:table-cell office:value-type="float" office:value="1583.13374960595" calcext:value-type="float">
            <text:p>1583,133749606</text:p>
          </table:table-cell>
          <table:table-cell office:value-type="float" office:value="1950.19661898361" calcext:value-type="float">
            <text:p>1950,1966189836</text:p>
          </table:table-cell>
          <table:table-cell office:value-type="float" office:value="569" calcext:value-type="float">
            <text:p>569</text:p>
          </table:table-cell>
          <table:table-cell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CAROLINA</text:p>
          </table:table-cell>
          <table:table-cell office:value-type="string" calcext:value-type="string">
            <text:p>PASCUAL</text:p>
          </table:table-cell>
          <table:table-cell office:value-type="string" calcext:value-type="string">
            <text:p>LTA765</text:p>
          </table:table-cell>
          <table:table-cell office:value-type="string" calcext:value-type="string">
            <text:p>2017-12-06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2017-11-30</text:p>
          </table:table-cell>
          <table:table-cell office:value-type="string" calcext:value-type="string">
            <text:p>9900</text:p>
          </table:table-cell>
          <table:table-cell office:value-type="string" calcext:value-type="string">
            <text:p>Prorroga</text:p>
          </table:table-cell>
          <table:table-cell office:value-type="float" office:value="22" calcext:value-type="float">
            <text:p>22</text:p>
          </table:table-cell>
          <table:table-cell office:value-type="float" office:value="188700" calcext:value-type="float">
            <text:p>188700</text:p>
          </table:table-cell>
          <table:table-cell office:value-type="float" office:value="1250" calcext:value-type="float">
            <text:p>12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90" calcext:value-type="float">
            <text:p>290</text:p>
          </table:table-cell>
          <table:table-cell office:value-type="float" office:value="0.232" calcext:value-type="float">
            <text:p>0,232</text:p>
          </table:table-cell>
          <table:table-cell table:number-columns-repeated="2" office:value-type="float" office:value="1540" calcext:value-type="float">
            <text:p>1540</text:p>
          </table:table-cell>
          <table:table-cell office:value-type="float" office:value="975.39" calcext:value-type="float">
            <text:p>975,39</text:p>
          </table:table-cell>
          <table:table-cell office:value-type="float" office:value="1250.4981646331" calcext:value-type="float">
            <text:p>1250,4981646331</text:p>
          </table:table-cell>
          <table:table-cell office:value-type="float" office:value="1600.19424075799" calcext:value-type="float">
            <text:p>1600,194240758</text:p>
          </table:table-cell>
          <table:table-cell office:value-type="float" office:value="1971.43930461384" calcext:value-type="float">
            <text:p>1971,4393046139</text:p>
          </table:table-cell>
          <table:table-cell office:value-type="float" office:value="434" calcext:value-type="float">
            <text:p>434</text:p>
          </table:table-cell>
          <table:table-cell/>
        </table:table-row>
        <table:table-row table:style-name="ro1">
          <table:table-cell table:number-columns-repeated="15"/>
          <table:table-cell table:style-name="ce1" table:formula="of:=[.P64]/[.$M64]" office:value-type="percentage" office:value="0" calcext:value-type="percentage">
            <text:p>0,00%</text:p>
          </table:table-cell>
          <table:table-cell/>
          <table:table-cell table:style-name="ce1" table:formula="of:=[.R64]/[.$M64]" office:value-type="percentage" office:value="0.0104" calcext:value-type="percentage">
            <text:p>1,04%</text:p>
          </table:table-cell>
          <table:table-cell table:style-name="ce1" table:formula="of:=[.S64]/[.$M64]" office:value-type="percentage" office:value="0.0008" calcext:value-type="percentage">
            <text:p>0,08%</text:p>
          </table:table-cell>
          <table:table-cell table:style-name="ce1" table:formula="of:=[.T64]/[.$M64]" office:value-type="percentage" office:value="0.0064" calcext:value-type="percentage">
            <text:p>0,64%</text:p>
          </table:table-cell>
          <table:table-cell table:style-name="ce1" table:formula="of:=[.U64]/[.$M64]" office:value-type="percentage" office:value="0.0048" calcext:value-type="percentage">
            <text:p>0,48%</text:p>
          </table:table-cell>
          <table:table-cell table:style-name="ce1" table:formula="of:=SUM([.R65:.U65])" office:value-type="percentage" office:value="0.0224" calcext:value-type="percentage">
            <text:p>2,24%</text:p>
          </table:table-cell>
          <table:table-cell table:number-columns-repeated="4"/>
          <table:table-cell table:formula="of:=ROUND([.AA64])" office:value-type="float" office:value="1250" calcext:value-type="float">
            <text:p>1250</text:p>
          </table:table-cell>
          <table:table-cell table:formula="of:=ROUND([.AA65]*1.23250368+47.83)" office:value-type="float" office:value="1588" calcext:value-type="float">
            <text:p>1588</text:p>
          </table:table-cell>
          <table:table-cell table:formula="of:=ROUND([.AB65]*(1+(2.22+0)/100))" office:value-type="float" office:value="1623" calcext:value-type="float">
            <text:p>1623</text:p>
          </table:table-cell>
          <table:table-cell table:formula="of:=ROUND([.AC65]*1.21)" office:value-type="float" office:value="1964" calcext:value-type="float">
            <text:p>1964</text:p>
          </table:table-cell>
          <table:table-cell table:formula="of:=[.AD65]-1952" office:value-type="float" office:value="12" calcext:value-type="float">
            <text:p>12</text:p>
          </table:table-cell>
        </table:table-row>
        <table:table-row table:style-name="ro1">
          <table:table-cell table:number-columns-repeated="25"/>
          <table:table-cell office:value-type="float" office:value="0" calcext:value-type="float">
            <text:p>0</text:p>
          </table:table-cell>
          <table:table-cell table:formula="of:=ROUND([.AA64];2)+[.Z66]" office:value-type="float" office:value="1250.5" calcext:value-type="float">
            <text:p>1250,5</text:p>
          </table:table-cell>
          <table:table-cell table:formula="of:=[.AA66]*1.23250368+47.83" office:value-type="float" office:value="1589.07585184" calcext:value-type="float">
            <text:p>1589,07585184</text:p>
          </table:table-cell>
          <table:table-cell table:formula="of:=[.AB66]*(1+(2.2+0)/100)" office:value-type="float" office:value="1624.03552058048" calcext:value-type="float">
            <text:p>1624,0355205805</text:p>
          </table:table-cell>
          <table:table-cell table:formula="of:=[.AC66]*1.21" office:value-type="float" office:value="1965.08297990238" calcext:value-type="float">
            <text:p>1965,0829799024</text:p>
          </table:table-cell>
          <table:table-cell table:formula="of:=[.AD66]-1952" office:value-type="float" office:value="13.0829799023807" calcext:value-type="float">
            <text:p>13,0829799024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SEBASTIAN ARIEL</text:p>
          </table:table-cell>
          <table:table-cell office:value-type="string" calcext:value-type="string">
            <text:p>GUTIERREZ</text:p>
          </table:table-cell>
          <table:table-cell office:value-type="string" calcext:value-type="string">
            <text:p>LTQ105</text:p>
          </table:table-cell>
          <table:table-cell office:value-type="string" calcext:value-type="string">
            <text:p>2017-11-06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2017-11-05</text:p>
          </table:table-cell>
          <table:table-cell table:number-columns-repeated="2" office:value-type="string" calcext:value-type="string">
            <text:p/>
          </table:table-cell>
          <table:table-cell office:value-type="float" office:value="11" calcext:value-type="float">
            <text:p>11</text:p>
          </table:table-cell>
          <table:table-cell office:value-type="float" office:value="191800" calcext:value-type="float">
            <text:p>191800</text:p>
          </table:table-cell>
          <table:table-cell office:value-type="float" office:value="1494" calcext:value-type="float">
            <text:p>1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14" calcext:value-type="float">
            <text:p>3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68" calcext:value-type="float">
            <text:p>368</text:p>
          </table:table-cell>
          <table:table-cell office:value-type="float" office:value="0.246319" calcext:value-type="float">
            <text:p>0,246319</text:p>
          </table:table-cell>
          <table:table-cell table:number-columns-repeated="2" office:value-type="float" office:value="1862" calcext:value-type="float">
            <text:p>1862</text:p>
          </table:table-cell>
          <table:table-cell office:value-type="float" office:value="1173.36" calcext:value-type="float">
            <text:p>1173,36</text:p>
          </table:table-cell>
          <table:table-cell office:value-type="float" office:value="1318.3815502762" calcext:value-type="float">
            <text:p>1318,3815502762</text:p>
          </table:table-cell>
          <table:table-cell office:value-type="float" office:value="1683.86076337395" calcext:value-type="float">
            <text:p>1683,860763374</text:p>
          </table:table-cell>
          <table:table-cell office:value-type="float" office:value="2098.62700227731" calcext:value-type="float">
            <text:p>2098,6270022773</text:p>
          </table:table-cell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table:number-columns-repeated="15"/>
          <table:table-cell table:style-name="ce1" table:formula="of:=[.P67]/[.$M67]" office:value-type="percentage" office:value="0.0147255689424364" calcext:value-type="percentage">
            <text:p>1,47%</text:p>
          </table:table-cell>
          <table:table-cell/>
          <table:table-cell table:style-name="ce1" table:formula="of:=[.R67]/[.$M67]" office:value-type="percentage" office:value="0.0100401606425703" calcext:value-type="percentage">
            <text:p>1,00%</text:p>
          </table:table-cell>
          <table:table-cell table:style-name="ce1" table:formula="of:=[.S67]/[.$M67]" office:value-type="percentage" office:value="0.000669344042838019" calcext:value-type="percentage">
            <text:p>0,07%</text:p>
          </table:table-cell>
          <table:table-cell table:style-name="ce1" table:formula="of:=[.T67]/[.$M67]" office:value-type="percentage" office:value="0.00602409638554217" calcext:value-type="percentage">
            <text:p>0,60%</text:p>
          </table:table-cell>
          <table:table-cell table:style-name="ce1" table:formula="of:=[.U67]/[.$M67]" office:value-type="percentage" office:value="0.00468540829986613" calcext:value-type="percentage">
            <text:p>0,47%</text:p>
          </table:table-cell>
          <table:table-cell table:style-name="ce1" table:formula="of:=SUM([.R68:.U68])" office:value-type="percentage" office:value="0.0214190093708166" calcext:value-type="percentage">
            <text:p>2,14%</text:p>
          </table:table-cell>
          <table:table-cell table:number-columns-repeated="4"/>
          <table:table-cell table:formula="of:=ROUND([.AA67])" office:value-type="float" office:value="1318" calcext:value-type="float">
            <text:p>1318</text:p>
          </table:table-cell>
          <table:table-cell table:formula="of:=ROUND([.AA68]*1.23250368+47.83)" office:value-type="float" office:value="1672" calcext:value-type="float">
            <text:p>1672</text:p>
          </table:table-cell>
          <table:table-cell table:formula="of:=ROUND([.AB68]*(1+(2.22+1.45)/100))" office:value-type="float" office:value="1733" calcext:value-type="float">
            <text:p>1733</text:p>
          </table:table-cell>
          <table:table-cell table:formula="of:=ROUND([.AC68]*1.21)" office:value-type="float" office:value="2097" calcext:value-type="float">
            <text:p>2097</text:p>
          </table:table-cell>
          <table:table-cell table:formula="of:=[.AD68]-2093" office:value-type="float" office:value="4" calcext:value-type="float">
            <text:p>4</text:p>
          </table:table-cell>
        </table:table-row>
        <table:table-row table:style-name="ro1">
          <table:table-cell table:number-columns-repeated="25"/>
          <table:table-cell office:value-type="float" office:value="0" calcext:value-type="float">
            <text:p>0</text:p>
          </table:table-cell>
          <table:table-cell table:formula="of:=ROUND([.AA67];2)+[.Z69]" office:value-type="float" office:value="1318.38" calcext:value-type="float">
            <text:p>1318,38</text:p>
          </table:table-cell>
          <table:table-cell table:formula="of:=[.AA69]*1.23250368+47.83" office:value-type="float" office:value="1672.7382016384" calcext:value-type="float">
            <text:p>1672,7382016384</text:p>
          </table:table-cell>
          <table:table-cell table:formula="of:=[.AB69]*(1+(2.2+1.45)/100)" office:value-type="float" office:value="1733.7931459982" calcext:value-type="float">
            <text:p>1733,7931459982</text:p>
          </table:table-cell>
          <table:table-cell table:formula="of:=[.AC69]*1.21" office:value-type="float" office:value="2097.88970665782" calcext:value-type="float">
            <text:p>2097,8897066578</text:p>
          </table:table-cell>
          <table:table-cell table:formula="of:=[.AD69]-2093" office:value-type="float" office:value="4.88970665782381" calcext:value-type="float">
            <text:p>4,8897066578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SEBASTIAN ARIEL</text:p>
          </table:table-cell>
          <table:table-cell office:value-type="string" calcext:value-type="string">
            <text:p>GUTIERREZ</text:p>
          </table:table-cell>
          <table:table-cell office:value-type="string" calcext:value-type="string">
            <text:p>LTQ105</text:p>
          </table:table-cell>
          <table:table-cell office:value-type="string" calcext:value-type="string">
            <text:p>2017-12-11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2017-12-05</text:p>
          </table:table-cell>
          <table:table-cell office:value-type="string" calcext:value-type="string">
            <text:p>9900</text:p>
          </table:table-cell>
          <table:table-cell office:value-type="string" calcext:value-type="string">
            <text:p>Prorroga</text:p>
          </table:table-cell>
          <table:table-cell office:value-type="float" office:value="1" calcext:value-type="float">
            <text:p>1</text:p>
          </table:table-cell>
          <table:table-cell office:value-type="float" office:value="191800" calcext:value-type="float">
            <text:p>191800</text:p>
          </table:table-cell>
          <table:table-cell office:value-type="float" office:value="1663" calcext:value-type="float">
            <text:p>1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49" calcext:value-type="float">
            <text:p>34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10" calcext:value-type="float">
            <text:p>410</text:p>
          </table:table-cell>
          <table:table-cell office:value-type="float" office:value="0.246542" calcext:value-type="float">
            <text:p>0,246542</text:p>
          </table:table-cell>
          <table:table-cell table:number-columns-repeated="2" office:value-type="float" office:value="2073" calcext:value-type="float">
            <text:p>2073</text:p>
          </table:table-cell>
          <table:table-cell office:value-type="float" office:value="1310.48" calcext:value-type="float">
            <text:p>1310,48</text:p>
          </table:table-cell>
          <table:table-cell office:value-type="float" office:value="1323.7160058499" calcext:value-type="float">
            <text:p>1323,7160058499</text:p>
          </table:table-cell>
          <table:table-cell office:value-type="float" office:value="1690.43549949925" calcext:value-type="float">
            <text:p>1690,4354994993</text:p>
          </table:table-cell>
          <table:table-cell office:value-type="float" office:value="2107.19951320622" calcext:value-type="float">
            <text:p>2107,1995132062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table:number-columns-repeated="15"/>
          <table:table-cell table:style-name="ce1" table:formula="of:=[.P70]/[.M70]" office:value-type="percentage" office:value="0.0144317498496693" calcext:value-type="percentage">
            <text:p>1,44%</text:p>
          </table:table-cell>
          <table:table-cell table:number-columns-repeated="15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RODRIGUEZ BUGADA</text:p>
          </table:table-cell>
          <table:table-cell office:value-type="string" calcext:value-type="string">
            <text:p>MKZ002</text:p>
          </table:table-cell>
          <table:table-cell office:value-type="string" calcext:value-type="string">
            <text:p>2017-11-08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2017-11-01</text:p>
          </table:table-cell>
          <table:table-cell office:value-type="string" calcext:value-type="string">
            <text:p>9900</text:p>
          </table:table-cell>
          <table:table-cell office:value-type="string" calcext:value-type="string">
            <text:p>Prorroga</text:p>
          </table:table-cell>
          <table:table-cell office:value-type="float" office:value="8" calcext:value-type="float">
            <text:p>8</text:p>
          </table:table-cell>
          <table:table-cell office:value-type="float" office:value="174400" calcext:value-type="float">
            <text:p>174400</text:p>
          </table:table-cell>
          <table:table-cell office:value-type="float" office:value="1111" calcext:value-type="float">
            <text:p>1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58" calcext:value-type="float">
            <text:p>258</text:p>
          </table:table-cell>
          <table:table-cell office:value-type="float" office:value="0.232223" calcext:value-type="float">
            <text:p>0,232223</text:p>
          </table:table-cell>
          <table:table-cell table:number-columns-repeated="2" office:value-type="float" office:value="1369" calcext:value-type="float">
            <text:p>1369</text:p>
          </table:table-cell>
          <table:table-cell office:value-type="float" office:value="862.61" calcext:value-type="float">
            <text:p>862,61</text:p>
          </table:table-cell>
          <table:table-cell office:value-type="float" office:value="937.6195657423" calcext:value-type="float">
            <text:p>937,6195657423</text:p>
          </table:table-cell>
          <table:table-cell office:value-type="float" office:value="1214.57021623179" calcext:value-type="float">
            <text:p>1214,5702162318</text:p>
          </table:table-cell>
          <table:table-cell office:value-type="float" office:value="1496.62162558175" calcext:value-type="float">
            <text:p>1496,6216255818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table:number-columns-repeated="15"/>
          <table:table-cell table:style-name="ce1" table:formula="of:=[.P72]/[.$M72]" office:value-type="percentage" office:value="0" calcext:value-type="percentage">
            <text:p>0,00%</text:p>
          </table:table-cell>
          <table:table-cell/>
          <table:table-cell table:style-name="ce1" table:formula="of:=[.R72]/[.$M72]" office:value-type="percentage" office:value="0.0099009900990099" calcext:value-type="percentage">
            <text:p>0,99%</text:p>
          </table:table-cell>
          <table:table-cell table:style-name="ce1" table:formula="of:=[.S72]/[.$M72]" office:value-type="percentage" office:value="0.0009000900090009" calcext:value-type="percentage">
            <text:p>0,09%</text:p>
          </table:table-cell>
          <table:table-cell table:style-name="ce1" table:formula="of:=[.T72]/[.$M72]" office:value-type="percentage" office:value="0.0063006300630063" calcext:value-type="percentage">
            <text:p>0,63%</text:p>
          </table:table-cell>
          <table:table-cell table:style-name="ce1" table:formula="of:=[.U72]/[.$M72]" office:value-type="percentage" office:value="0.0054005400540054" calcext:value-type="percentage">
            <text:p>0,54%</text:p>
          </table:table-cell>
          <table:table-cell table:style-name="ce1" table:formula="of:=SUM([.R73:.U73])" office:value-type="percentage" office:value="0.0225022502250225" calcext:value-type="percentage">
            <text:p>2,25%</text:p>
          </table:table-cell>
          <table:table-cell table:number-columns-repeated="4"/>
          <table:table-cell table:formula="of:=ROUND([.AA72])" office:value-type="float" office:value="938" calcext:value-type="float">
            <text:p>938</text:p>
          </table:table-cell>
          <table:table-cell table:formula="of:=ROUND([.AA73]*1.23250368+47.83)" office:value-type="float" office:value="1204" calcext:value-type="float">
            <text:p>1204</text:p>
          </table:table-cell>
          <table:table-cell table:formula="of:=ROUND([.AB73]*(1+(2.22+0)/100))" office:value-type="float" office:value="1231" calcext:value-type="float">
            <text:p>1231</text:p>
          </table:table-cell>
          <table:table-cell table:formula="of:=ROUND([.AC73]*1.21)" office:value-type="float" office:value="1490" calcext:value-type="float">
            <text:p>1490</text:p>
          </table:table-cell>
          <table:table-cell table:formula="of:=[.AD73]-1490"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float" office:value="0" calcext:value-type="float">
            <text:p>0</text:p>
          </table:table-cell>
          <table:table-cell table:formula="of:=ROUND([.AA72];2)+[.Z74]" office:value-type="float" office:value="937.62" calcext:value-type="float">
            <text:p>937,62</text:p>
          </table:table-cell>
          <table:table-cell table:formula="of:=[.AA74]*1.23250368+47.83" office:value-type="float" office:value="1203.4501004416" calcext:value-type="float">
            <text:p>1203,4501004416</text:p>
          </table:table-cell>
          <table:table-cell table:formula="of:=[.AB74]*(1+(2.2+0)/100)" office:value-type="float" office:value="1229.92600265132" calcext:value-type="float">
            <text:p>1229,9260026513</text:p>
          </table:table-cell>
          <table:table-cell table:formula="of:=[.AC74]*1.21" office:value-type="float" office:value="1488.21046320809" calcext:value-type="float">
            <text:p>1488,2104632081</text:p>
          </table:table-cell>
          <table:table-cell table:formula="of:=[.AD74]-1490" office:value-type="float" office:value="-1.78953679190863" calcext:value-type="float">
            <text:p>-1,7895367919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RODRIGUEZ BUGADA</text:p>
          </table:table-cell>
          <table:table-cell office:value-type="string" calcext:value-type="string">
            <text:p>MKZ002</text:p>
          </table:table-cell>
          <table:table-cell office:value-type="string" calcext:value-type="string">
            <text:p>2017-12-06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2017-12-01</text:p>
          </table:table-cell>
          <table:table-cell office:value-type="string" calcext:value-type="string">
            <text:p>9900</text:p>
          </table:table-cell>
          <table:table-cell office:value-type="string" calcext:value-type="string">
            <text:p>Prorroga</text:p>
          </table:table-cell>
          <table:table-cell office:value-type="float" office:value="9" calcext:value-type="float">
            <text:p>9</text:p>
          </table:table-cell>
          <table:table-cell office:value-type="float" office:value="174400" calcext:value-type="float">
            <text:p>174400</text:p>
          </table:table-cell>
          <table:table-cell office:value-type="float" office:value="1107" calcext:value-type="float">
            <text:p>11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57" calcext:value-type="float">
            <text:p>257</text:p>
          </table:table-cell>
          <table:table-cell office:value-type="float" office:value="0.232159" calcext:value-type="float">
            <text:p>0,232159</text:p>
          </table:table-cell>
          <table:table-cell table:number-columns-repeated="2" office:value-type="float" office:value="1364" calcext:value-type="float">
            <text:p>1364</text:p>
          </table:table-cell>
          <table:table-cell office:value-type="float" office:value="859.36" calcext:value-type="float">
            <text:p>859,36</text:p>
          </table:table-cell>
          <table:table-cell office:value-type="float" office:value="944.3566747996" calcext:value-type="float">
            <text:p>944,3566747996</text:p>
          </table:table-cell>
          <table:table-cell office:value-type="float" office:value="1222.87372793748" calcext:value-type="float">
            <text:p>1222,8737279375</text:p>
          </table:table-cell>
          <table:table-cell office:value-type="float" office:value="1506.77485538096" calcext:value-type="float">
            <text:p>1506,774855381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KARINA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MRW848</text:p>
          </table:table-cell>
          <table:table-cell office:value-type="string" calcext:value-type="string">
            <text:p>2017-12-11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2017-11-27</text:p>
          </table:table-cell>
          <table:table-cell office:value-type="string" calcext:value-type="string">
            <text:p>9900</text:p>
          </table:table-cell>
          <table:table-cell office:value-type="string" calcext:value-type="string">
            <text:p>Prorroga</text:p>
          </table:table-cell>
          <table:table-cell office:value-type="float" office:value="8" calcext:value-type="float">
            <text:p>8</text:p>
          </table:table-cell>
          <table:table-cell office:value-type="float" office:value="170300" calcext:value-type="float">
            <text:p>170300</text:p>
          </table:table-cell>
          <table:table-cell office:value-type="float" office:value="1170" calcext:value-type="float">
            <text:p>1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46" calcext:value-type="float">
            <text:p>24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89" calcext:value-type="float">
            <text:p>289</text:p>
          </table:table-cell>
          <table:table-cell office:value-type="float" office:value="0.247009" calcext:value-type="float">
            <text:p>0,247009</text:p>
          </table:table-cell>
          <table:table-cell office:value-type="float" office:value="1459" calcext:value-type="float">
            <text:p>1459</text:p>
          </table:table-cell>
          <table:table-cell office:value-type="float" office:value="1458" calcext:value-type="float">
            <text:p>1458</text:p>
          </table:table-cell>
          <table:table-cell office:value-type="float" office:value="910.48" calcext:value-type="float">
            <text:p>910,48</text:p>
          </table:table-cell>
          <table:table-cell office:value-type="float" office:value="989.652217509" calcext:value-type="float">
            <text:p>989,652217509</text:p>
          </table:table-cell>
          <table:table-cell office:value-type="float" office:value="1278.7006510144" calcext:value-type="float">
            <text:p>1278,7006510144</text:p>
          </table:table-cell>
          <table:table-cell office:value-type="float" office:value="1594.55064088035" calcext:value-type="float">
            <text:p>1594,5506408804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table:number-columns-repeated="15"/>
          <table:table-cell table:style-name="ce1" table:formula="of:=[.P76]/[.$M76]" office:value-type="percentage" office:value="0.0145299145299145" calcext:value-type="percentage">
            <text:p>1,45%</text:p>
          </table:table-cell>
          <table:table-cell/>
          <table:table-cell table:style-name="ce1" table:formula="of:=[.R76]/[.$M76]" office:value-type="percentage" office:value="0.0102564102564103" calcext:value-type="percentage">
            <text:p>1,03%</text:p>
          </table:table-cell>
          <table:table-cell table:style-name="ce1" table:formula="of:=[.S76]/[.$M76]" office:value-type="percentage" office:value="0.000854700854700855" calcext:value-type="percentage">
            <text:p>0,09%</text:p>
          </table:table-cell>
          <table:table-cell table:style-name="ce1" table:formula="of:=[.T76]/[.$M76]" office:value-type="percentage" office:value="0.00598290598290598" calcext:value-type="percentage">
            <text:p>0,60%</text:p>
          </table:table-cell>
          <table:table-cell table:style-name="ce1" table:formula="of:=[.U76]/[.$M76]" office:value-type="percentage" office:value="0.00512820512820513" calcext:value-type="percentage">
            <text:p>0,51%</text:p>
          </table:table-cell>
          <table:table-cell table:style-name="ce1" table:formula="of:=SUM([.R77:.U77])" office:value-type="percentage" office:value="0.0222222222222222" calcext:value-type="percentage">
            <text:p>2,22%</text:p>
          </table:table-cell>
          <table:table-cell table:number-columns-repeated="4"/>
          <table:table-cell table:formula="of:=ROUND([.AA76])" office:value-type="float" office:value="990" calcext:value-type="float">
            <text:p>990</text:p>
          </table:table-cell>
          <table:table-cell table:formula="of:=ROUND([.AA77]*1.23250368+47.83)" office:value-type="float" office:value="1268" calcext:value-type="float">
            <text:p>1268</text:p>
          </table:table-cell>
          <table:table-cell table:formula="of:=ROUND([.AB77]*(1+(2.22+1.45)/100))" office:value-type="float" office:value="1315" calcext:value-type="float">
            <text:p>1315</text:p>
          </table:table-cell>
          <table:table-cell table:formula="of:=ROUND([.AC77]*1.21)" office:value-type="float" office:value="1591" calcext:value-type="float">
            <text:p>1591</text:p>
          </table:table-cell>
          <table:table-cell table:formula="of:=[.AD77]-1578" office:value-type="float" office:value="13" calcext:value-type="float">
            <text:p>13</text:p>
          </table:table-cell>
        </table:table-row>
        <table:table-row table:style-name="ro1">
          <table:table-cell table:number-columns-repeated="25"/>
          <table:table-cell office:value-type="float" office:value="0" calcext:value-type="float">
            <text:p>0</text:p>
          </table:table-cell>
          <table:table-cell table:formula="of:=ROUND([.AA76];2)+[.Z78]" office:value-type="float" office:value="989.65" calcext:value-type="float">
            <text:p>989,65</text:p>
          </table:table-cell>
          <table:table-cell table:formula="of:=[.AA78]*1.23250368+47.83" office:value-type="float" office:value="1267.577266912" calcext:value-type="float">
            <text:p>1267,577266912</text:p>
          </table:table-cell>
          <table:table-cell table:formula="of:=[.AB78]*(1+(2.2+1.45)/100)" office:value-type="float" office:value="1313.84383715429" calcext:value-type="float">
            <text:p>1313,8438371543</text:p>
          </table:table-cell>
          <table:table-cell table:formula="of:=[.AC78]*1.21" office:value-type="float" office:value="1589.75104295669" calcext:value-type="float">
            <text:p>1589,7510429567</text:p>
          </table:table-cell>
          <table:table-cell table:formula="of:=[.AD78]-1578" office:value-type="float" office:value="11.7510429566883" calcext:value-type="float">
            <text:p>11,7510429567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NOELIA DALMA</text:p>
          </table:table-cell>
          <table:table-cell office:value-type="string" calcext:value-type="string">
            <text:p>MAMANI</text:p>
          </table:table-cell>
          <table:table-cell office:value-type="string" calcext:value-type="string">
            <text:p>NXL561</text:p>
          </table:table-cell>
          <table:table-cell office:value-type="string" calcext:value-type="string">
            <text:p>2017-11-3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2017-11-12</text:p>
          </table:table-cell>
          <table:table-cell office:value-type="string" calcext:value-type="string">
            <text:p>9900</text:p>
          </table:table-cell>
          <table:table-cell office:value-type="string" calcext:value-type="string">
            <text:p>Prorroga</text:p>
          </table:table-cell>
          <table:table-cell office:value-type="float" office:value="2" calcext:value-type="float">
            <text:p>2</text:p>
          </table:table-cell>
          <table:table-cell office:value-type="float" office:value="193800" calcext:value-type="float">
            <text:p>193800</text:p>
          </table:table-cell>
          <table:table-cell office:value-type="float" office:value="1615" calcext:value-type="float">
            <text:p>1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39" calcext:value-type="float">
            <text:p>33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98" calcext:value-type="float">
            <text:p>398</text:p>
          </table:table-cell>
          <table:table-cell office:value-type="float" office:value="0.24644" calcext:value-type="float">
            <text:p>0,24644</text:p>
          </table:table-cell>
          <table:table-cell table:number-columns-repeated="2" office:value-type="float" office:value="2013" calcext:value-type="float">
            <text:p>2013</text:p>
          </table:table-cell>
          <table:table-cell office:value-type="float" office:value="1271.53" calcext:value-type="float">
            <text:p>1271,53</text:p>
          </table:table-cell>
          <table:table-cell office:value-type="float" office:value="1297.4833967429" calcext:value-type="float">
            <text:p>1297,4833967429</text:p>
          </table:table-cell>
          <table:table-cell office:value-type="float" office:value="1658.10371223889" calcext:value-type="float">
            <text:p>1658,1037122389</text:p>
          </table:table-cell>
          <table:table-cell office:value-type="float" office:value="2066.72617506928" calcext:value-type="float">
            <text:p>2066,726175069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table:number-columns-repeated="15"/>
          <table:table-cell table:style-name="ce1" table:formula="of:=[.P79]/[.M79]" office:value-type="percentage" office:value="0.0142414860681115" calcext:value-type="percentage">
            <text:p>1,42%</text:p>
          </table:table-cell>
          <table:table-cell table:number-columns-repeated="15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MAURO NICOLAS</text:p>
          </table:table-cell>
          <table:table-cell office:value-type="string" calcext:value-type="string">
            <text:p>ARDIZZONE</text:p>
          </table:table-cell>
          <table:table-cell office:value-type="string" calcext:value-type="string">
            <text:p>OJE370</text:p>
          </table:table-cell>
          <table:table-cell office:value-type="string" calcext:value-type="string">
            <text:p>2017-11-08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2017-11-01</text:p>
          </table:table-cell>
          <table:table-cell office:value-type="string" calcext:value-type="string">
            <text:p>9900</text:p>
          </table:table-cell>
          <table:table-cell office:value-type="string" calcext:value-type="string">
            <text:p>Prorroga</text:p>
          </table:table-cell>
          <table:table-cell office:value-type="float" office:value="12" calcext:value-type="float">
            <text:p>12</text:p>
          </table:table-cell>
          <table:table-cell office:value-type="float" office:value="229500" calcext:value-type="float">
            <text:p>229500</text:p>
          </table:table-cell>
          <table:table-cell office:value-type="float" office:value="1533" calcext:value-type="float">
            <text:p>15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56" calcext:value-type="float">
            <text:p>356</text:p>
          </table:table-cell>
          <table:table-cell office:value-type="float" office:value="0.232224" calcext:value-type="float">
            <text:p>0,232224</text:p>
          </table:table-cell>
          <table:table-cell table:number-columns-repeated="2" office:value-type="float" office:value="1889" calcext:value-type="float">
            <text:p>1889</text:p>
          </table:table-cell>
          <table:table-cell office:value-type="float" office:value="1205" calcext:value-type="float">
            <text:p>1205</text:p>
          </table:table-cell>
          <table:table-cell office:value-type="float" office:value="1369.3210082896" calcext:value-type="float">
            <text:p>1369,3210082896</text:p>
          </table:table-cell>
          <table:table-cell office:value-type="float" office:value="1746.64383283258" calcext:value-type="float">
            <text:p>1746,6438328326</text:p>
          </table:table-cell>
          <table:table-cell office:value-type="float" office:value="2152.25714300114" calcext:value-type="float">
            <text:p>2152,2571430011</text:p>
          </table:table-cell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table:number-columns-repeated="15"/>
          <table:table-cell table:style-name="ce1" table:formula="of:=[.P81]/[.$M81]" office:value-type="percentage" office:value="0" calcext:value-type="percentage">
            <text:p>0,00%</text:p>
          </table:table-cell>
          <table:table-cell/>
          <table:table-cell table:style-name="ce1" table:formula="of:=[.R81]/[.$M81]" office:value-type="percentage" office:value="0.00978473581213307" calcext:value-type="percentage">
            <text:p>0,98%</text:p>
          </table:table-cell>
          <table:table-cell table:style-name="ce1" table:formula="of:=[.S81]/[.$M81]" office:value-type="percentage" office:value="0.00130463144161774" calcext:value-type="percentage">
            <text:p>0,13%</text:p>
          </table:table-cell>
          <table:table-cell table:style-name="ce1" table:formula="of:=[.T81]/[.$M81]" office:value-type="percentage" office:value="0.00587084148727984" calcext:value-type="percentage">
            <text:p>0,59%</text:p>
          </table:table-cell>
          <table:table-cell table:style-name="ce1" table:formula="of:=[.U81]/[.$M81]" office:value-type="percentage" office:value="0.00521852576647097" calcext:value-type="percentage">
            <text:p>0,52%</text:p>
          </table:table-cell>
          <table:table-cell table:style-name="ce1" table:formula="of:=SUM([.R82:.U82])" office:value-type="percentage" office:value="0.0221787345075016" calcext:value-type="percentage">
            <text:p>2,22%</text:p>
          </table:table-cell>
          <table:table-cell table:number-columns-repeated="4"/>
          <table:table-cell table:formula="of:=ROUND([.AA81])" office:value-type="float" office:value="1369" calcext:value-type="float">
            <text:p>1369</text:p>
          </table:table-cell>
          <table:table-cell table:formula="of:=ROUND([.AA82]*1.23250368+47.83)" office:value-type="float" office:value="1735" calcext:value-type="float">
            <text:p>1735</text:p>
          </table:table-cell>
          <table:table-cell table:formula="of:=ROUND([.AB82]*(1+(2.22+0)/100))" office:value-type="float" office:value="1774" calcext:value-type="float">
            <text:p>1774</text:p>
          </table:table-cell>
          <table:table-cell table:formula="of:=ROUND([.AC82]*1.21)" office:value-type="float" office:value="2147" calcext:value-type="float">
            <text:p>2147</text:p>
          </table:table-cell>
          <table:table-cell table:formula="of:=[.AD82]-2146" office:value-type="float" office:value="1" calcext:value-type="float">
            <text:p>1</text:p>
          </table:table-cell>
        </table:table-row>
        <table:table-row table:style-name="ro1">
          <table:table-cell table:number-columns-repeated="25"/>
          <table:table-cell office:value-type="float" office:value="0" calcext:value-type="float">
            <text:p>0</text:p>
          </table:table-cell>
          <table:table-cell table:formula="of:=ROUND([.AA81];2)+[.Z83]" office:value-type="float" office:value="1369.32" calcext:value-type="float">
            <text:p>1369,32</text:p>
          </table:table-cell>
          <table:table-cell table:formula="of:=[.AA83]*1.23250368+47.83" office:value-type="float" office:value="1735.5219390976" calcext:value-type="float">
            <text:p>1735,5219390976</text:p>
          </table:table-cell>
          <table:table-cell table:formula="of:=[.AB83]*(1+(2.2+0)/100)" office:value-type="float" office:value="1773.70342175775" calcext:value-type="float">
            <text:p>1773,7034217578</text:p>
          </table:table-cell>
          <table:table-cell table:formula="of:=[.AC83]*1.21" office:value-type="float" office:value="2146.18114032687" calcext:value-type="float">
            <text:p>2146,1811403269</text:p>
          </table:table-cell>
          <table:table-cell table:formula="of:=[.AD83]-2146" office:value-type="float" office:value="0.181140326873901" calcext:value-type="float">
            <text:p>0,18114032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20T17:39:09.268353040</dc:date>
    <meta:editing-duration>PT1H19M23S</meta:editing-duration>
    <meta:editing-cycles>1</meta:editing-cycles>
    <meta:document-statistic meta:table-count="1" meta:cell-count="1378" meta:object-count="0"/>
    <meta:generator>LibreOffice/5.1.6.2$Linux_X86_64 LibreOffice_project/10m0$Build-2</meta:generator>
  </office:meta>
</office:document-meta>
</file>